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monospace"/>
    <style:font-face style:name="StarSymbol" svg:font-family="StarSymbol"/>
    <style:font-face style:name="Tahoma1" svg:font-family="Tahoma"/>
    <style:font-face style:name="Verdana" svg:font-family="Verdana"/>
    <style:font-face style:name="Verdana4" svg:font-family="Verdana, 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2.912cm" table:align="left"/>
    </style:style>
    <style:style style:name="Tabelle1.A" style:family="table-column">
      <style:table-column-properties style:column-width="0.487cm"/>
    </style:style>
    <style:style style:name="Tabelle1.B" style:family="table-column">
      <style:table-column-properties style:column-width="0.616cm"/>
    </style:style>
    <style:style style:name="Tabelle1.E" style:family="table-column">
      <style:table-column-properties style:column-width="0.707cm"/>
    </style:style>
    <style:style style:name="Tabelle1.A1" style:family="table-cell">
      <style:table-cell-properties style:vertical-align="middle" fo:padding="0.049cm" fo:border-left="1pt solid #808080" fo:border-right="none" fo:border-top="1pt solid #808080" fo:border-bottom="1pt solid #808080"/>
    </style:style>
    <style:style style:name="Tabelle1.E1" style:family="table-cell">
      <style:table-cell-properties style:vertical-align="middle" fo:padding="0.049cm" fo:border="1pt solid #808080"/>
    </style:style>
    <style:style style:name="Tabelle1.A2" style:family="table-cell">
      <style:table-cell-properties style:vertical-align="middle" fo:padding="0.049cm" fo:border-left="1pt solid #808080" fo:border-right="none" fo:border-top="none" fo:border-bottom="1pt solid #808080"/>
    </style:style>
    <style:style style:name="Tabelle1.E2" style:family="table-cell">
      <style:table-cell-properties style:vertical-align="middle" fo:padding="0.049cm" fo:border-left="1pt solid #808080" fo:border-right="1pt solid #808080" fo:border-top="none" fo:border-bottom="1pt solid #808080"/>
    </style:style>
    <style:style style:name="P1" style:family="paragraph" style:parent-style-name="Preformatted_20_Text">
      <style:text-properties officeooo:paragraph-rsid="0004d8f8"/>
    </style:style>
    <style:style style:name="P2" style:family="paragraph" style:parent-style-name="Text_20_body">
      <style:text-properties officeooo:paragraph-rsid="0004d8f8"/>
    </style:style>
    <style:style style:name="P3" style:family="paragraph" style:parent-style-name="Text_20_body">
      <style:text-properties style:use-window-font-color="true" fo:font-size="10pt" fo:language="en" fo:country="US" fo:font-weight="bold" officeooo:paragraph-rsid="0004d8f8" style:font-name-asian="Times New Roman" style:font-size-asian="10pt" style:font-name-complex="Times New Roman" style:font-size-complex="10pt" style:language-complex="ar" style:country-complex="SA"/>
    </style:style>
    <style:style style:name="P4" style:family="paragraph" style:parent-style-name="Text_20_body">
      <style:text-properties style:use-window-font-color="true" fo:font-size="10pt" fo:letter-spacing="-0.009cm" fo:language="de" fo:country="AT" officeooo:paragraph-rsid="0004d8f8" style:font-name-asian="Times New Roman" style:font-size-asian="10pt" style:font-name-complex="Times New Roman" style:font-size-complex="10pt" style:language-complex="ar" style:country-complex="SA"/>
    </style:style>
    <style:style style:name="P5" style:family="paragraph" style:parent-style-name="Text_20_body">
      <style:text-properties fo:font-weight="bold" officeooo:paragraph-rsid="0004d8f8" style:font-weight-asian="bold" style:font-weight-complex="bold"/>
    </style:style>
    <style:style style:name="P6" style:family="paragraph" style:parent-style-name="Text_20_body">
      <style:text-properties fo:font-weight="bold" officeooo:paragraph-rsid="0004d8f8"/>
    </style:style>
    <style:style style:name="P7" style:family="paragraph" style:parent-style-name="Text_20_body">
      <style:text-properties fo:language="de" fo:country="AT" style:text-underline-style="solid" style:text-underline-width="auto" style:text-underline-color="font-color" fo:font-weight="bold" officeooo:paragraph-rsid="0004d8f8" style:font-weight-asian="bold"/>
    </style:style>
    <style:style style:name="P8" style:family="paragraph" style:parent-style-name="Text_20_body">
      <style:paragraph-properties fo:margin-top="0cm" fo:margin-bottom="0cm" style:contextual-spacing="false"/>
      <style:text-properties style:font-name="Verdana4" fo:font-weight="bold" officeooo:paragraph-rsid="0004d8f8"/>
    </style:style>
    <style:style style:name="P9" style:family="paragraph" style:parent-style-name="Text_20_body">
      <style:paragraph-properties fo:margin-top="0cm" fo:margin-bottom="0cm" style:contextual-spacing="false"/>
      <style:text-properties style:font-name="Verdana4" officeooo:paragraph-rsid="0004d8f8"/>
    </style:style>
    <style:style style:name="P10" style:family="paragraph" style:parent-style-name="Text_20_body">
      <style:paragraph-properties fo:margin-top="0cm" fo:margin-bottom="0cm" style:contextual-spacing="false"/>
      <style:text-properties officeooo:paragraph-rsid="0004d8f8"/>
    </style:style>
    <style:style style:name="P11" style:family="paragraph" style:parent-style-name="Text_20_body">
      <style:paragraph-properties fo:margin-left="2.011cm" fo:margin-right="0cm" fo:margin-top="0cm" fo:margin-bottom="0cm" style:contextual-spacing="false" fo:text-indent="0cm" style:auto-text-indent="false"/>
      <style:text-properties officeooo:paragraph-rsid="0004d8f8"/>
    </style:style>
    <style:style style:name="P12" style:family="paragraph" style:parent-style-name="Table_20_Contents">
      <style:paragraph-properties fo:margin-top="0cm" fo:margin-bottom="0.499cm" style:contextual-spacing="false"/>
      <style:text-properties officeooo:paragraph-rsid="0004d8f8"/>
    </style:style>
    <style:style style:name="P13" style:family="paragraph" style:parent-style-name="aufgabe">
      <style:text-properties officeooo:paragraph-rsid="0004d8f8"/>
    </style:style>
    <style:style style:name="P14" style:family="paragraph" style:parent-style-name="aufgabe">
      <style:text-properties fo:language="de" fo:country="AT" style:text-underline-style="none" officeooo:paragraph-rsid="0004d8f8"/>
    </style:style>
    <style:style style:name="P15" style:family="paragraph" style:parent-style-name="aufgabe">
      <style:text-properties fo:language="en" fo:country="US" style:text-underline-style="none" officeooo:paragraph-rsid="0004d8f8"/>
    </style:style>
    <style:style style:name="P16" style:family="paragraph" style:parent-style-name="aufgabe">
      <style:text-properties fo:font-weight="bold" officeooo:paragraph-rsid="0004d8f8" style:font-weight-asian="bold" style:font-weight-complex="bold"/>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de">
      <style:text-properties fo:language="de" fo:country="AT" officeooo:paragraph-rsid="0004d8f8"/>
    </style:style>
    <style:style style:name="P21" style:family="paragraph" style:parent-style-name="code">
      <style:text-properties fo:font-weight="bold" officeooo:paragraph-rsid="0004d8f8" style:font-weight-asian="bold" style:font-weight-complex="bold"/>
    </style:style>
    <style:style style:name="P22" style:family="paragraph" style:parent-style-name="code">
      <style:text-properties style:use-window-font-color="true" fo:font-size="10pt" fo:letter-spacing="-0.018cm" fo:language="de" fo:country="AT" fo:font-weight="bold" officeooo:paragraph-rsid="0004d8f8" style:font-name-asian="Arial" style:font-size-asian="10pt" style:font-weight-asian="bold" style:font-name-complex="Times New Roman" style:font-size-complex="10pt" style:language-complex="ar" style:country-complex="SA" style:font-weight-complex="bold"/>
    </style:style>
    <style:style style:name="P23" style:family="paragraph" style:parent-style-name="code">
      <style:text-properties fo:color="#ff0000" fo:font-weight="bold" officeooo:paragraph-rsid="0004d8f8" style:font-weight-asian="bold" style:font-weight-complex="bold"/>
    </style:style>
    <style:style style:name="P24" style:family="paragraph" style:parent-style-name="code">
      <style:text-properties fo:color="#2a00ff" officeooo:paragraph-rsid="0004d8f8"/>
    </style:style>
    <style:style style:name="P25" style:family="paragraph" style:parent-style-name="code">
      <style:text-properties officeooo:paragraph-rsid="0004d8f8"/>
    </style:style>
    <style:style style:name="P26" style:family="paragraph" style:parent-style-name="merke">
      <style:text-properties officeooo:paragraph-rsid="0004d8f8"/>
    </style:style>
    <style:style style:name="P27" style:family="paragraph" style:parent-style-name="Standard">
      <style:text-properties style:use-window-font-color="true" fo:font-size="10pt" fo:language="de" fo:country="AT" officeooo:paragraph-rsid="0004d8f8" style:font-name-asian="Times New Roman" style:font-size-asian="10pt" style:font-name-complex="Times New Roman" style:font-size-complex="10pt" style:language-complex="ar" style:country-complex="SA"/>
    </style:style>
    <style:style style:name="P28" style:family="paragraph" style:parent-style-name="Standard">
      <style:text-properties style:use-window-font-color="true" fo:font-size="10pt" fo:language="de" fo:country="AT" fo:font-weight="bold" officeooo:paragraph-rsid="0004d8f8" style:font-name-asian="Times New Roman" style:font-size-asian="10pt" style:font-weight-asian="bold" style:font-name-complex="Times New Roman" style:font-size-complex="10pt" style:language-complex="ar" style:country-complex="SA"/>
    </style:style>
    <style:style style:name="P29" style:family="paragraph" style:parent-style-name="Standard">
      <style:text-properties style:use-window-font-color="true" fo:font-size="10pt" fo:language="en" fo:country="US" officeooo:paragraph-rsid="0004d8f8" style:font-name-asian="Times New Roman" style:font-size-asian="10pt" style:font-name-complex="Times New Roman" style:font-size-complex="10pt" style:language-complex="ar" style:country-complex="SA"/>
    </style:style>
    <style:style style:name="P30" style:family="paragraph" style:parent-style-name="Standard">
      <style:text-properties style:use-window-font-color="true" fo:font-size="10pt" fo:language="fr" fo:country="FR" officeooo:paragraph-rsid="0004d8f8" style:font-name-asian="Times New Roman" style:font-size-asian="10pt" style:font-name-complex="Times New Roman" style:font-size-complex="10pt" style:language-complex="ar" style:country-complex="SA"/>
    </style:style>
    <style:style style:name="P31" style:family="paragraph" style:parent-style-name="Standard">
      <style:text-properties fo:font-weight="bold" officeooo:paragraph-rsid="0004d8f8" style:font-weight-asian="bold" style:font-weight-complex="bold"/>
    </style:style>
    <style:style style:name="P32" style:family="paragraph" style:parent-style-name="Standard">
      <style:text-properties fo:language="de" fo:country="AT" style:text-underline-style="none" fo:font-weight="bold" officeooo:paragraph-rsid="0004d8f8" style:font-weight-asian="bold" style:font-weight-complex="bold"/>
    </style:style>
    <style:style style:name="P33" style:family="paragraph" style:parent-style-name="Standard">
      <style:text-properties officeooo:paragraph-rsid="0004d8f8"/>
    </style:style>
    <style:style style:name="P34" style:family="paragraph" style:parent-style-name="Standard">
      <style:paragraph-properties fo:margin-left="0cm" fo:margin-right="0cm" fo:text-indent="1.27cm" style:auto-text-indent="false"/>
      <style:text-properties style:use-window-font-color="true" fo:font-size="10pt" fo:language="en" fo:country="US" officeooo:paragraph-rsid="0004d8f8" style:font-name-asian="Times New Roman" style:font-size-asian="10pt" style:font-name-complex="Times New Roman" style:font-size-complex="10pt" style:language-complex="ar" style:country-complex="SA"/>
    </style:style>
    <style:style style:name="P35" style:family="paragraph" style:parent-style-name="Standard">
      <style:paragraph-properties fo:margin-left="1.27cm" fo:margin-right="0cm" fo:text-indent="1.27cm" style:auto-text-indent="false"/>
      <style:text-properties style:use-window-font-color="true" fo:font-size="10pt" fo:language="en" fo:country="US" officeooo:paragraph-rsid="0004d8f8" style:font-name-asian="Times New Roman" style:font-size-asian="10pt" style:font-name-complex="Times New Roman" style:font-size-complex="10pt" style:language-complex="ar" style:country-complex="SA"/>
    </style:style>
    <style:style style:name="P36" style:family="paragraph" style:parent-style-name="Standard">
      <style:text-properties style:use-window-font-color="true" fo:font-size="10pt" fo:language="en" fo:country="US" officeooo:paragraph-rsid="0004d8f8" style:font-name-asian="Times New Roman" style:font-size-asian="10pt" style:font-name-complex="Times New Roman" style:font-size-complex="10pt" style:language-complex="ar" style:country-complex="SA"/>
    </style:style>
    <style:style style:name="P37" style:family="paragraph" style:parent-style-name="Heading_20_1">
      <style:text-properties officeooo:rsid="0004d8f8" officeooo:paragraph-rsid="0004d8f8"/>
    </style:style>
    <style:style style:name="P38" style:family="paragraph" style:parent-style-name="aufgabe" style:list-style-name="List_20_3">
      <style:text-properties officeooo:paragraph-rsid="0004d8f8"/>
    </style:style>
    <style:style style:name="P39" style:family="paragraph" style:parent-style-name="aufgabe">
      <style:text-properties officeooo:paragraph-rsid="000763cd"/>
    </style:style>
    <style:style style:name="P40" style:family="paragraph" style:parent-style-name="code">
      <style:text-properties style:use-window-font-color="true" fo:font-size="10pt" fo:letter-spacing="-0.018cm" fo:language="de" fo:country="AT" fo:font-weight="bold" officeooo:paragraph-rsid="0004d8f8" style:font-name-asian="Arial" style:font-size-asian="10pt" style:font-weight-asian="bold" style:font-name-complex="Times New Roman" style:font-size-complex="10pt" style:language-complex="ar" style:country-complex="SA" style:font-weight-complex="bold"/>
    </style:style>
    <style:style style:name="P41" style:family="paragraph" style:parent-style-name="Text_20_body" style:list-style-name="List_20_3">
      <style:text-properties officeooo:paragraph-rsid="0004d8f8"/>
    </style:style>
    <style:style style:name="P42" style:family="paragraph" style:parent-style-name="Heading_20_2">
      <style:text-properties officeooo:paragraph-rsid="0004d8f8"/>
    </style:style>
    <style:style style:name="P43" style:family="paragraph" style:parent-style-name="Heading_20_2">
      <style:paragraph-properties fo:break-before="page"/>
      <style:text-properties officeooo:paragraph-rsid="0004d8f8"/>
    </style:style>
    <style:style style:name="P44" style:family="paragraph" style:parent-style-name="Heading_20_3">
      <style:text-properties officeooo:paragraph-rsid="0004d8f8"/>
    </style:style>
    <style:style style:name="T1" style:family="text">
      <style:text-properties fo:font-style="normal" style:font-style-asian="normal" style:font-style-complex="normal"/>
    </style:style>
    <style:style style:name="T2" style:family="text">
      <style:text-properties style:use-window-font-color="true" fo:font-size="10pt" fo:language="de" fo:country="AT" fo:font-style="normal" style:font-name-asian="Times New Roman" style:font-size-asian="10pt" style:font-style-asian="normal" style:font-name-complex="Times New Roman" style:font-size-complex="10pt" style:language-complex="ar" style:country-complex="SA" style:font-style-complex="normal"/>
    </style:style>
    <style:style style:name="T3" style:family="text">
      <style:text-properties fo:color="#280099" style:font-name="Courier New3"/>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language="de" fo:country="AT"/>
    </style:style>
    <style:style style:name="T8" style:family="text">
      <style:text-properties fo:language="de" fo:country="AT" fo:font-weight="bold" style:font-weight-asian="bold"/>
    </style:style>
    <style:style style:name="T9" style:family="text">
      <style:text-properties fo:language="de" fo:country="AT" style:font-weight-asian="bold"/>
    </style:style>
    <style:style style:name="T10" style:family="text">
      <style:text-properties fo:language="de" fo:country="AT" style:text-underline-style="none"/>
    </style:style>
    <style:style style:name="T11" style:family="text">
      <style:text-properties fo:language="de" fo:country="AT" fo:background-color="#ffff00"/>
    </style:style>
    <style:style style:name="T12" style:family="text">
      <style:text-properties fo:language="de" fo:country="AT" style:text-underline-style="solid" style:text-underline-width="auto" style:text-underline-color="font-color"/>
    </style:style>
    <style:style style:name="T13" style:family="text">
      <style:text-properties fo:color="#ff0000"/>
    </style:style>
    <style:style style:name="T14" style:family="text">
      <style:text-properties fo:color="#ff0000" fo:language="de" fo:country="AT"/>
    </style:style>
    <style:style style:name="T15" style:family="text">
      <style:text-properties fo:color="#ff0000" fo:language="en" fo:country="US"/>
    </style:style>
    <style:style style:name="T16" style:family="text">
      <style:text-properties fo:color="#000000"/>
    </style:style>
    <style:style style:name="T17" style:family="text">
      <style:text-properties fo:color="#000000" fo:language="de" fo:country="AT"/>
    </style:style>
    <style:style style:name="T18" style:family="text">
      <style:text-properties fo:color="#000000" fo:language="de" fo:country="AT" style:text-underline-style="none" fo:font-weight="normal" style:font-weight-asian="normal" style:font-weight-complex="normal"/>
    </style:style>
    <style:style style:name="T19" style:family="text">
      <style:text-properties fo:color="#000000" fo:font-weight="bold" style:font-weight-asian="bold" style:font-weight-complex="bold"/>
    </style:style>
    <style:style style:name="T20" style:family="text">
      <style:text-properties fo:color="#000000"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fo:background-color="#ffff00"/>
    </style:style>
    <style:style style:name="T23" style:family="text">
      <style:text-properties fo:language="en" fo:country="US" style:text-underline-style="none"/>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background-color="#ffff00"/>
    </style:style>
    <style:style style:name="T26" style:family="text">
      <style:text-properties fo:color="#7f0055" fo:font-weight="bold" style:font-weight-asian="bold" style:font-weight-complex="bold"/>
    </style:style>
    <style:style style:name="T27" style:family="text">
      <style:text-properties fo:color="#7f0055" style:text-underline-style="solid" style:text-underline-width="auto" style:text-underline-color="font-color" fo:font-weight="bold" style:font-weight-asian="bold" style:font-weight-complex="bold"/>
    </style:style>
    <style:style style:name="T28" style:family="text">
      <style:text-properties fo:color="#2a00ff"/>
    </style:style>
    <style:style style:name="T29" style:family="text">
      <style:text-properties fo:color="#3f7f5f"/>
    </style:style>
    <style:style style:name="T30" style:family="text">
      <style:text-properties fo:color="#642880" fo:font-weight="bold" style:font-weight-asian="bold" style:font-weight-complex="bold"/>
    </style:style>
    <style:style style:name="T31" style:family="text">
      <style:text-properties style:text-underline-style="none"/>
    </style:style>
    <style:style style:name="T32" style:family="text">
      <style:text-properties style:text-underline-style="none" fo:font-weight="bold" style:font-weight-asian="bold" style:font-weight-complex="bold"/>
    </style:style>
    <style:style style:name="T33" style:family="text">
      <style:text-properties fo:color="#0000ff" fo:language="en" fo:country="US"/>
    </style:style>
    <style:style style:name="T34" style:family="text">
      <style:text-properties fo:letter-spacing="-0.009cm" fo:language="de" fo:country="AT"/>
    </style:style>
    <style:style style:name="T35" style:family="text">
      <style:text-properties style:font-style-complex="italic"/>
    </style:style>
    <style:style style:name="T36" style:family="text">
      <style:text-properties officeooo:rsid="0005a766"/>
    </style:style>
    <style:style style:name="T37" style:family="text">
      <style:text-properties officeooo:rsid="000763c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8"><text:a xlink:type="simple" xlink:href="#__RefHeading__6436_404425025" text:style-name="Internet_20_link" text:visited-style-name="Internet_20_link">1. </text:a>C: Arrays<text:tab/>1</text:p>
          <text:p text:style-name="P17"><text:a xlink:type="simple" xlink:href="#__RefHeading__6438_404425025" text:style-name="Internet_20_link" text:visited-style-name="Internet_20_link">1.1. </text:a>Arrays<text:tab/>1</text:p>
          <text:p text:style-name="P19"><text:a xlink:type="simple" xlink:href="#__RefHeading__26502_735908501" text:style-name="Internet_20_link" text:visited-style-name="Internet_20_link">1.1.1. </text:a>Beispiel: intArray.c<text:tab/>2</text:p>
          <text:p text:style-name="P17"><text:a xlink:type="simple" xlink:href="#__RefHeading__26504_735908501" text:style-name="Internet_20_link" text:visited-style-name="Internet_20_link">1.2. </text:a>Texte/Strings sind char-Arrays<text:tab/>3</text:p>
          <text:p text:style-name="P19"><text:a xlink:type="simple" xlink:href="#__RefHeading__26506_735908501" text:style-name="Internet_20_link" text:visited-style-name="Internet_20_link">1.2.1. </text:a>Beispiel: chararray.c<text:tab/>5</text:p>
          <text:p text:style-name="P19"><text:a xlink:type="simple" xlink:href="#__RefHeading__5521_316255447" text:style-name="Internet_20_link" text:visited-style-name="Internet_20_link">1.2.2. </text:a>Beispiel: Stringfunktionen<text:tab/>5</text:p>
          <text:p text:style-name="P19"><text:a xlink:type="simple" xlink:href="#__RefHeading__26508_735908501" text:style-name="Internet_20_link" text:visited-style-name="Internet_20_link">1.2.3. </text:a>Beispiel: caesar.c<text:tab/>8</text:p>
          <text:p text:style-name="P17"><text:a xlink:type="simple" xlink:href="#__RefHeading__26510_735908501" text:style-name="Internet_20_link" text:visited-style-name="Internet_20_link">1.3. </text:a>Zweidimensionale Arrays<text:tab/>9</text:p>
          <text:p text:style-name="P19"><text:a xlink:type="simple" xlink:href="#__RefHeading__26512_735908501" text:style-name="Internet_20_link" text:visited-style-name="Internet_20_link">1.3.1. </text:a>Beispiel: tabelle-add.c<text:tab/>9</text:p>
          <text:p text:style-name="P19"><text:a xlink:type="simple" xlink:href="#__RefHeading__26514_735908501" text:style-name="Internet_20_link" text:visited-style-name="Internet_20_link">1.3.2. </text:a>Beispiel: tabelle-mul.c<text:tab/>10</text:p>
          <text:p text:style-name="P19"><text:a xlink:type="simple" xlink:href="#__RefHeading__26516_735908501" text:style-name="Internet_20_link" text:visited-style-name="Internet_20_link">1.3.3. </text:a>Beispiel: tabelle-rotate.c<text:tab/>10</text:p>
          <text:p text:style-name="P19"><text:a xlink:type="simple" xlink:href="#__RefHeading__26518_735908501" text:style-name="Internet_20_link" text:visited-style-name="Internet_20_link">1.3.4. </text:a>Beispiel: matrix-add.c<text:tab/>10</text:p>
          <text:p text:style-name="P17"><text:a xlink:type="simple" xlink:href="#__RefHeading__26522_735908501" text:style-name="Internet_20_link" text:visited-style-name="Internet_20_link">1.4. </text:a>Fragen<text:tab/>10</text:p>
          <text:p text:style-name="P19"><text:a xlink:type="simple" xlink:href="#__RefHeading__26524_735908501" text:style-name="Internet_20_link" text:visited-style-name="Internet_20_link">1.4.1. </text:a>Gemischte Fragen<text:tab/>10</text:p>
          <text:p text:style-name="P19"><text:a xlink:type="simple" xlink:href="#__RefHeading__26526_735908501" text:style-name="Internet_20_link" text:visited-style-name="Internet_20_link">1.4.2. </text:a>Fragen: Variablenvereinbarungen<text:tab/>11</text:p>
          <text:p text:style-name="P19"><text:a xlink:type="simple" xlink:href="#__RefHeading__26528_735908501" text:style-name="Internet_20_link" text:visited-style-name="Internet_20_link">1.4.3. </text:a>Fragen: Zuweisungen<text:tab/>11</text:p>
          <text:p text:style-name="P19"><text:a xlink:type="simple" xlink:href="#__RefHeading__26530_735908501" text:style-name="Internet_20_link" text:visited-style-name="Internet_20_link">1.4.4. </text:a>Fragen: printf() and scanf(), …<text:tab/>12</text:p>
          <text:p text:style-name="P19"><text:a xlink:type="simple" xlink:href="#__RefHeading__26532_735908501" text:style-name="Internet_20_link" text:visited-style-name="Internet_20_link">1.4.5. </text:a>Fragen: for schleifen<text:tab/>13</text:p>
          <text:p text:style-name="P19"><text:a xlink:type="simple" xlink:href="#__RefHeading__26534_735908501" text:style-name="Internet_20_link" text:visited-style-name="Internet_20_link">1.4.6. </text:a>Fragen: while und if else<text:tab/>14</text:p>
          <text:p text:style-name="P19"><text:a xlink:type="simple" xlink:href="#__RefHeading__26536_735908501" text:style-name="Internet_20_link" text:visited-style-name="Internet_20_link">1.4.7. </text:a>Fragen: switch<text:tab/>15</text:p>
          <text:p text:style-name="P19"><text:a xlink:type="simple" xlink:href="#__RefHeading__26538_735908501" text:style-name="Internet_20_link" text:visited-style-name="Internet_20_link">1.4.8. </text:a>Fragen: Array<text:tab/>16</text:p>
          <text:p text:style-name="P17"><text:a xlink:type="simple" xlink:href="#__RefHeading__26548_735908501" text:style-name="Internet_20_link" text:visited-style-name="Internet_20_link">1.5. </text:a>Zusammenfassung<text:tab/>17</text:p>
          <text:p text:style-name="P17"><text:a xlink:type="simple" xlink:href="#__RefHeading__26550_735908501" text:style-name="Internet_20_link" text:visited-style-name="Internet_20_link">1.6. </text:a>Ausblick<text:tab/>17</text:p>
          <text:p text:style-name="P17"><text:a xlink:type="simple" xlink:href="#__RefHeading__26552_735908501" text:style-name="Internet_20_link" text:visited-style-name="Internet_20_link">1.7. </text:a>Anhang: Meine C-Referenz<text:tab/>17</text:p>
          <text:p text:style-name="P17"><text:a xlink:type="simple" xlink:href="#__RefHeading__6198_391918900" text:style-name="Internet_20_link" text:visited-style-name="Internet_20_link">1.8. </text:a>+Zusätzliche Aufgabensammlung<text:tab/>19</text:p>
        </text:index-body>
      </text:table-of-content>
      <text:p text:style-name="Text_20_body"/>
      <text:h text:style-name="P37" text:outline-level="1" text:restart-numbering="true" text:start-value="-1"><text:bookmark-start text:name="__RefHeading__6436_404425025"/>C: Arrays<text:bookmark-end text:name="__RefHeading__6436_404425025"/></text:h>
      <text:h text:style-name="P42" text:outline-level="2"><text:bookmark-start text:name="__RefHeading__6438_404425025"/>Arrays<text:bookmark-end text:name="__RefHeading__6438_404425025"/></text:h>
      <text:p text:style-name="P3">Definition: Array</text:p>
      <text:p text:style-name="P9">Ein Array ist eine <text:span text:style-name="luecke">Menge</text:span> (=Reihung) von Elementen <text:span text:style-name="luecke">gleichen</text:span> Datentyps.</text:p>
      <text:p text:style-name="P9">Ein Array wird z.B. zur Speicherung von Messreihen verwendet.</text:p>
      <text:p text:style-name="P10"/>
      <text:p text:style-name="P10"/>
      <text:p text:style-name="P6">Beispiel: Ein Array mit 10 integer-Elementen definieren</text:p>
      <text:p text:style-name="P25"><text:span text:style-name="T3">int arr[10];</text:span> // 10 ist die Anzahl der Elemente</text:p>
      <text:p text:style-name="P11"/>
      <text:p text:style-name="P11"/>
      <text:p text:style-name="P8">Definition: Index oder Offset</text:p>
      <text:p text:style-name="P9">Um auf ein bestimmtes Arrayelement zugreifen zu können verwendet man den sog. INDEX. Dabei handelt es sich um einen <text:span text:style-name="luecke">INTEGER</text:span>-Wert, der die Stelle im Array angibt.</text:p>
      <text:p text:style-name="P2"/>
      <text:p text:style-name="P6">Beispiel:</text:p>
      <text:p text:style-name="P11"/>
      <text:p text:style-name="P25">arr[0]= 17; <text:s text:c="2"/>//index=0</text:p>
      <text:p text:style-name="P25">arr[1]= 18; <text:s text:c="2"/>//index=1</text:p>
      <text:p text:style-name="P25">…</text:p>
      <text:p text:style-name="P25"><text:soft-page-break/>arr[9]= 99; <text:s/>//index=9</text:p>
      <text:p text:style-name="P11"/>
      <text:p text:style-name="P11"/>
      <text:p text:style-name="P26">Achtung:</text:p>
      <text:p text:style-name="P26">arr[10]= 89;<text:tab/>// FEHLER, weil das Array nur 10 Elemente hat arr[0] ...arr[9]</text:p>
      <text:p text:style-name="P11"/>
      <text:p text:style-name="P11"/>
      <text:p text:style-name="P6">Beispiel: Array und FOR-Schleife</text:p>
      <text:p text:style-name="P9">Oft werden Arrays in Verbindung mit for-Schleifen gebracht. Das folg. Beispiel zeigt, wie man Zufallszahlen in ein Array schreiben kann.</text:p>
      <text:p text:style-name="P10"/>
      <text:p text:style-name="P1"/>
      <text:p text:style-name="P25">#include &lt;stdlib.h&gt;</text:p>
      <text:p text:style-name="P25">#include &lt;stdio.h&gt;</text:p>
      <text:p text:style-name="P25">#include &lt;time.h&gt;</text:p>
      <text:p text:style-name="P25"/>
      <text:p text:style-name="P25">....</text:p>
      <text:p text:style-name="P25">int arr[10];</text:p>
      <text:p text:style-name="P25">int i;</text:p>
      <text:p text:style-name="P25"/>
      <text:p text:style-name="P25">srand(time(NULL)); //für immer neue Zufallszahlen</text:p>
      <text:p text:style-name="P25">for (i=0; i &lt; 10; i++){</text:p>
      <text:p text:style-name="P25"><text:s text:c="3"/><text:span text:style-name="T4">arr[i]= rand()%45 + 1; // 1 .. 45</text:span></text:p>
      <text:p text:style-name="P25">}</text:p>
      <text:p text:style-name="P25"/>
      <text:p text:style-name="P33"/>
      <text:p text:style-name="P33"/>
      <text:h text:style-name="P44" text:outline-level="3"><text:bookmark-start text:name="__RefHeading__26502_735908501"/>Beispiel: intArray.c<text:bookmark-end text:name="__RefHeading__26502_735908501"/></text:h>
      <text:p text:style-name="P13">Schreiben Sie ein Programm, das</text:p>
      <text:list xml:id="list7770347287693626155" text:style-name="List_20_3">
        <text:list-item text:start-value="1">
          <text:p text:style-name="P38">ein Array mit 10 int-Elementen definiert</text:p>
        </text:list-item>
        <text:list-item>
          <text:p text:style-name="P38">Zufallszahlen in das Array schreibt</text:p>
        </text:list-item>
        <text:list-item>
          <text:p text:style-name="P38">das Maximum und seine Position im Array findet</text:p>
        </text:list-item>
        <text:list-item>
          <text:p text:style-name="P38">nach einer Zahl im Array sucht</text:p>
        </text:list-item>
        <text:list-item>
          <text:p text:style-name="P38">das Array sortiert</text:p>
        </text:list-item>
      </text:list>
      <text:h text:style-name="P43" text:outline-level="2"><text:bookmark-start text:name="__RefHeading__26504_735908501"/>Texte/Strings sind char-Arrays<text:bookmark-end text:name="__RefHeading__26504_735908501"/></text:h>
      <text:p text:style-name="P27"/>
      <text:p text:style-name="P27"><text:span text:style-name="T6">Textkonstante</text:span> werden in C zwischen 2 Hochkommas gestellt und können mittels:</text:p>
      <text:p text:style-name="P27"/>
      <text:p text:style-name="P25"><text:span text:style-name="T8">p</text:span><text:span text:style-name="T5">uts</text:span> (<text:span text:style-name="T13">"Hallo"</text:span>);<text:span text:style-name="T7"> <text:tab/><text:tab/>//Hallo wird auf stdout ausgegeben.</text:span></text:p>
      <text:p text:style-name="P25"/>
      <text:p text:style-name="P25"><text:span text:style-name="T8">fputs</text:span><text:span text:style-name="T7"> (</text:span><text:span text:style-name="T14">"Hallo", </text:span><text:span text:style-name="T17">stdout</text:span><text:span text:style-name="T7">);</text:span></text:p>
      <text:p text:style-name="P20"/>
      <text:p text:style-name="P25"><text:span text:style-name="T8">printf</text:span><text:span text:style-name="T7"> (</text:span><text:span text:style-name="T14">"Hallo"</text:span><text:span text:style-name="T7">);</text:span></text:p>
      <text:p text:style-name="P20"/>
      <text:p text:style-name="P7"/>
      <text:p text:style-name="P7"/>
      <text:p text:style-name="P2"><text:span text:style-name="luecke"><text:span text:style-name="T9">Textvariable</text:span></text:span><text:span text:style-name="T7"> (auch String genannt) werden in Form eines </text:span><text:span text:style-name="T10">Arrays von char-Variablen</text:span><text:span text:style-name="T7"> dargestellt.</text:span></text:p>
      <text:p text:style-name="P27"/>
      <text:p text:style-name="P25"/>
      <text:p text:style-name="P25"><text:span text:style-name="T7">char einText[6]=</text:span> <text:span text:style-name="T13">"Hallo"</text:span>; <text:s/><text:tab/>//Inhalt:<text:tab/>|H|A|L|L|O|\0|</text:p>
      <text:p text:style-name="P25"><text:tab/><text:tab/><text:tab/><text:tab/><text:tab/><text:tab/>//Index:<text:tab/>|0|1|2|3|4|5|</text:p>
      <text:p text:style-name="P27"/>
      <text:p text:style-name="P27">man kann auch schreiben:</text:p>
      <text:p text:style-name="P27"/>
      <text:p text:style-name="P25"/>
      <text:p text:style-name="P25"><text:span text:style-name="T7">char einText[]=</text:span> <text:span text:style-name="T13">"Hallo"</text:span>; <text:s/><text:tab/>// dann rechnet der Compiler, wie viele Bytes </text:p>
      <text:p text:style-name="P25"><text:tab/><text:tab/><text:tab/><text:tab/><text:tab/>// die Variable einText hat</text:p>
      <text:p text:style-name="P25"><text:line-break/></text:p>
      <text:p text:style-name="P25">//Auf ein Zeichen in diesem Array kann man mit dem sogenannten index zugreifen:</text:p>
      <text:p text:style-name="P25"/>
      <text:p text:style-name="P25">einText[0]= 'H';<text:line-break/>einText[1]= 'A';<text:line-break/>einText[2]= 'L';<text:line-break/>einText[3]= 'L';<text:line-break/>einText[4]= 'O';<text:line-break/>einText[5]= <text:span text:style-name="T6">'\0'</text:span>;<text:tab/>// Das Textende <text:span text:style-name="luecke">muss</text:span> mit dem </text:p>
      <text:p text:style-name="P25"><text:tab/><text:tab/><text:tab/><text:tab/>// <text:span text:style-name="luecke">Stringende</text:span>-Zeichen '\0' (binär 0)</text:p>
      <text:p text:style-name="P25"><text:tab/><text:tab/><text:tab/><text:tab/>// angegeben werden</text:p>
      <text:p text:style-name="P4"/>
      <text:p text:style-name="P26">Achtung:</text:p>
      <text:p text:style-name="P26">Jeder String <text:span text:style-name="luecke">muss</text:span> mit dem EOS-Zeichen (EndOfString) abgeschlossen werden. '\0'</text:p>
      <text:p text:style-name="P26"/>
      <text:p text:style-name="P27"><text:line-break/>Nun zur Ausgabe:</text:p>
      <text:p text:style-name="P28"/>
      <text:p text:style-name="P31">Eine Textvariable zeichenweise ausgeben:</text:p>
      <text:p text:style-name="P25"><text:line-break/>int i;</text:p>
      <text:p text:style-name="P25"><text:span text:style-name="T21">for (i=0; </text:span><text:span text:style-name="T22">einText[i] != </text:span><text:span text:style-name="luecke"><text:span text:style-name="T11">'\0'</text:span></text:span><text:span text:style-name="T7">; i++)</text:span></text:p>
      <text:p text:style-name="P25"><text:span text:style-name="T7"><text:tab/>printf(</text:span><text:span text:style-name="T13">"</text:span><text:span text:style-name="T7">%</text:span><text:span text:style-name="luecke"><text:span text:style-name="T7">c</text:span></text:span><text:span text:style-name="T13">"</text:span><text:span text:style-name="T7">, einText[i]);<text:tab/><text:tab/>// oder: putchar(einText[i]);<text:line-break/></text:span></text:p>
      <text:p text:style-name="P33"/>
      <text:p text:style-name="P31">Eine Textvariable <text:s/>ausgeben:</text:p>
      <text:p text:style-name="P25"><text:span text:style-name="luecke"><text:span text:style-name="T7">p</text:span></text:span><text:span text:style-name="luecke">uts</text:span> (<text:span text:style-name="luecke">einText</text:span>);<text:span text:style-name="T7"> <text:tab/><text:tab/><text:tab/><text:tab/>//Hallo wird auf stdout ausgegeben.</text:span></text:p>
      <text:p text:style-name="P25"><text:soft-page-break/></text:p>
      <text:p text:style-name="P25"><text:span text:style-name="luecke"><text:span text:style-name="T7">fputs</text:span></text:span><text:span text:style-name="T7"> (</text:span><text:span text:style-name="T24">einText</text:span>,<text:span text:style-name="T14"> </text:span><text:span text:style-name="luecke"><text:span text:style-name="T18">stdout</text:span></text:span><text:span text:style-name="T7">); <text:tab/><text:tab/><text:tab/>//Hallo wird auf stdout ausgegeben.</text:span></text:p>
      <text:p text:style-name="P25"/>
      <text:p text:style-name="P25"><text:span text:style-name="T7">printf (</text:span><text:span text:style-name="luecke">einText</text:span><text:span text:style-name="T7">);<text:tab/><text:tab/><text:tab/><text:tab/>//Hallo wird auf stdout ausgegeben.</text:span></text:p>
      <text:p text:style-name="P25"><text:span text:style-name="T7">printf ("%</text:span><text:span text:style-name="luecke"><text:span text:style-name="T7">s</text:span></text:span><text:span text:style-name="T7">", </text:span><text:span text:style-name="luecke"><text:span text:style-name="T7">einText</text:span></text:span><text:span text:style-name="T7">);</text:span></text:p>
      <text:p text:style-name="P27"/>
      <text:p text:style-name="P27"/>
      <text:p text:style-name="P27">Nun zur Eingabe:</text:p>
      <text:p text:style-name="P33"/>
      <text:p text:style-name="P32">Eine Textvariable zeichenweise eingeben:</text:p>
      <text:p text:style-name="P25"><text:span text:style-name="T12"><text:line-break/></text:span><text:span text:style-name="T7">//textein1.c<text:line-break/>#include &lt;stdio.h&gt;</text:span></text:p>
      <text:p text:style-name="P20"/>
      <text:p text:style-name="P25">int main(){</text:p>
      <text:p text:style-name="P25"><text:tab/>char einText [128];<text:tab/>// Hier haben maximal 127 Zeichen platz, da</text:p>
      <text:p text:style-name="P25"><text:tab/><text:tab/><text:tab/><text:tab/><text:tab/>// dass Stringendezeichen ja auch noch platz</text:p>
      <text:p text:style-name="P25"><text:tab/><text:tab/><text:tab/><text:tab/><text:tab/>// haben muss. </text:p>
      <text:p text:style-name="P25"/>
      <text:p text:style-name="P25"><text:tab/>int i;<text:tab/><text:tab/><text:tab/><text:tab/>// Schleifenzähler</text:p>
      <text:p text:style-name="P25"/>
      <text:p text:style-name="P25"><text:tab/>puts("Eine Textvariable zeichenweise eingeben:");</text:p>
      <text:p text:style-name="P25"><text:tab/>puts("(Ende mit EOF (Strg+Z od. Strg+D)");</text:p>
      <text:p text:style-name="P25"/>
      <text:p text:style-name="P21"><text:tab/>i=0;</text:p>
      <text:p text:style-name="P21"><text:tab/>while ( (einText[i]= fgetc(stdin)) != EOF)</text:p>
      <text:p text:style-name="P22"><text:s text:c="4"/><text:tab/><text:tab/>i++;</text:p>
      <text:p text:style-name="P22"/>
      <text:p text:style-name="P25"><text:span text:style-name="T25"><text:tab/>einText[</text:span><text:span text:style-name="luecke"><text:span text:style-name="T25">i</text:span></text:span><text:span text:style-name="T25">] = </text:span><text:span text:style-name="luecke"><text:span text:style-name="T25">'\0'</text:span></text:span><text:span text:style-name="T25">; <text:tab/><text:tab/>// noch das Stringende</text:span> </text:p>
      <text:p text:style-name="P25"/>
      <text:p text:style-name="P25"><text:tab/>printf("\nDie Textvariable hat den Wert: %<text:span text:style-name="luecke">s</text:span>", <text:span text:style-name="luecke">einText</text:span>);</text:p>
      <text:p text:style-name="P25"/>
      <text:p text:style-name="P25"><text:tab/>return 0;</text:p>
      <text:p text:style-name="P25"/>
      <text:p text:style-name="P25">}</text:p>
      <text:p text:style-name="P4"/>
      <text:p text:style-name="P4"/>
      <text:p text:style-name="P32">Eine Textvariable mit scanf, gets , fgets einlesen:</text:p>
      <text:p text:style-name="P32"/>
      <text:p text:style-name="P20">//textein2.c</text:p>
      <text:p text:style-name="P25">#include &lt;stdio.h&gt;</text:p>
      <text:p text:style-name="P25">int main(){</text:p>
      <text:p text:style-name="P25"><text:tab/>char einText1[128];</text:p>
      <text:p text:style-name="P25"><text:tab/>char einText2[128];</text:p>
      <text:p text:style-name="P25"><text:tab/>char einText3[128];</text:p>
      <text:p text:style-name="P25"/>
      <text:p text:style-name="P25"><text:tab/>puts("Eine Textvariable mit scanf, gets, fgets eingeben: ");</text:p>
      <text:p text:style-name="P25"><text:tab/>puts("(Ende mit ENTER)");</text:p>
      <text:p text:style-name="P25"/>
      <text:p text:style-name="P25"><text:tab/>puts("\n1. scanf(): Ende mit ENTER)");</text:p>
      <text:p text:style-name="P25"><text:span text:style-name="T8"><text:tab/>scanf ("%s", einText1);<text:tab/></text:span><text:span text:style-name="T7">// Hier </text:span><text:span text:style-name="luecke"><text:span text:style-name="T7">kein</text:span></text:span><text:span text:style-name="T7"> &amp;-Operator, </text:span></text:p>
      <text:p text:style-name="P20"><text:tab/><text:tab/><text:tab/><text:tab/><text:tab/><text:tab/>// da der Arrayname bereits die Adresse </text:p>
      <text:p text:style-name="P25"><text:tab/><text:tab/><text:tab/><text:tab/><text:tab/><text:tab/>// des 1. Elementes ist.</text:p>
      <text:p text:style-name="P25"/>
      <text:p text:style-name="P25"><text:tab/>printf("Die Textvariable hat den Wert: %s", einText1);</text:p>
      <text:p text:style-name="P25"><text:tab/>fflush(stdin); <text:s text:c="3"/><text:tab/><text:tab/>//ENTER aus dem Tastaturpuffer löschen</text:p>
      <text:p text:style-name="P25"><text:soft-page-break/></text:p>
      <text:p text:style-name="P25"><text:tab/>puts("\n\n2. gets(): Ende mit ENTER)");</text:p>
      <text:p text:style-name="P25"><text:tab/><text:span text:style-name="T6">gets (einText2);</text:span></text:p>
      <text:p text:style-name="P25"><text:tab/>printf("Die Textvariable hat den Wert: %s", einText2);</text:p>
      <text:p text:style-name="P25"/>
      <text:p text:style-name="P25"><text:tab/>puts("\n\n3. fgets(): Ende mit ENTER)");</text:p>
      <text:p text:style-name="P25"><text:tab/><text:span text:style-name="T6">fgets (einText3, 128, stdin);</text:span></text:p>
      <text:p text:style-name="P25"><text:tab/>printf("Die Textvariable hat den Wert: %s", einText3);</text:p>
      <text:p text:style-name="P25"/>
      <text:p text:style-name="P25"><text:tab/>return 0;</text:p>
      <text:p text:style-name="P25">}</text:p>
      <text:p text:style-name="P25"/>
      <text:p text:style-name="P33"/>
      <text:p text:style-name="P33">Anmerkung zu fgets:</text:p>
      <text:p text:style-name="P33"/>
      <text:p text:style-name="P33">fgets liest auch das ENTER ein. Um dieses zu löschen, kann man</text:p>
      <text:p text:style-name="P33"/>
      <text:p text:style-name="P25"><text:s text:c="3"/>fgets (einText3, 128, stdin);</text:p>
      <text:p text:style-name="P25"><text:s text:c="3"/>einText3[strlen(einText3)-1]='\0';</text:p>
      <text:p text:style-name="P33"/>
      <text:p text:style-name="P26">Anmerkung:</text:p>
      <text:p text:style-name="P26">Man sollte keine Funktionen für die Eingabe verwenden, die keine Überprüfung von maximal einzugebenden Zeichen zur Verfügung stellen.</text:p>
      <text:p text:style-name="P26">statt: gets, scanf</text:p>
      <text:p text:style-name="P26">besser, weil sicherer: fgets</text:p>
      <text:p text:style-name="P29"/>
      <text:p text:style-name="P29"/>
      <text:h text:style-name="P44" text:outline-level="3"><text:bookmark-start text:name="__RefHeading__26506_735908501"/>Beispiel: chararray.c<text:bookmark-end text:name="__RefHeading__26506_735908501"/></text:h>
      <text:p text:style-name="P13">Erstellen Sie ein Programm, das</text:p>
      <text:list xml:id="list194832013031880" text:continue-list="list7770347287693626155" text:style-name="List_20_3">
        <text:list-item text:start-value="1">
          <text:p text:style-name="P38">3 char-arrays mit 128 Elementen definiert</text:p>
        </text:list-item>
        <text:list-item>
          <text:p text:style-name="P38">von der Tastatur Text in das erste Array einliest.</text:p>
        </text:list-item>
        <text:list-item>
          <text:p text:style-name="P38">Bestimmt wie lang der eingegebene Text ist und diese ausgibt</text:p>
        </text:list-item>
        <text:list-item>
          <text:p text:style-name="P38">das erste char-Array in das zweite char-Array kopiert und beide ausgibt</text:p>
        </text:list-item>
        <text:list-item>
          <text:p text:style-name="P38">von der Tastatur Text in das dritte Array einliest.</text:p>
        </text:list-item>
        <text:list-item>
          <text:p text:style-name="P38">ausgibt, ob das erste Array und das dritte Array den gleichen Inhalt haben.</text:p>
        </text:list-item>
      </text:list>
      <text:p text:style-name="P2"/>
      <text:h text:style-name="P44" text:outline-level="3"><text:bookmark-start text:name="__RefHeading__5521_316255447"/>Beispiel: Stringfunktionen<text:bookmark-end text:name="__RefHeading__5521_316255447"/></text:h>
      <text:p text:style-name="P2">Kopieren Sie das Programm chararray und verwenden Sie nun die Stringfunktionen aus der C-Standardbibliothek.</text:p>
      <text:p text:style-name="P2">Hinweis: C- Stringfunktionen</text:p>
      <text:p text:style-name="P2">#include &lt;string.h&gt;</text:p>
      <text:p text:style-name="P2">man strlen</text:p>
      <text:p text:style-name="P2">man strcpy</text:p>
      <text:p text:style-name="P2">man strcmp</text:p>
      <text:p text:style-name="P2">man sscanf</text:p>
      <text:p text:style-name="P2">man sprintf</text:p>
      <text:p text:style-name="P2"/>
      <text:p text:style-name="P25">/* =====================================================================</text:p>
      <text:p text:style-name="P25"><text:s/>Name <text:s text:c="7"/>: string<text:span text:style-name="T36">f</text:span>unktionen.c</text:p>
      <text:p text:style-name="P25"><text:soft-page-break/><text:s/>Author <text:s text:c="5"/>: ahofmann</text:p>
      <text:p text:style-name="P25"><text:s/>Version <text:s text:c="4"/>:</text:p>
      <text:p text:style-name="P25"><text:s/>Copyright <text:s text:c="2"/>: open source</text:p>
      <text:p text:style-name="P25"><text:s/>Description : Stringfunktionen</text:p>
      <text:p text:style-name="P25"><text:s/>======================================================================*/</text:p>
      <text:p text:style-name="P25"/>
      <text:p text:style-name="P25">/*</text:p>
      <text:p text:style-name="P25">Erstellen Sie ein Programm, das</text:p>
      <text:p text:style-name="P25">3 char-arrays mit 128 Elementen definiert</text:p>
      <text:p text:style-name="P25">von der Tastatur Text in das erste Array einliest.</text:p>
      <text:p text:style-name="P25">Bestimmt wie lang der eingegebene Text ist und diese ausgibt</text:p>
      <text:p text:style-name="P25"/>
      <text:p text:style-name="P25">das erste char-Array in das zweite char-Array kopiert und beide ausgibt</text:p>
      <text:p text:style-name="P25"/>
      <text:p text:style-name="P25">von der Tastatur Text in das dritte Array einliest.</text:p>
      <text:p text:style-name="P25">ausgibt, ob das erste Array und das dritte Array den gleichen Inhalt haben.</text:p>
      <text:p text:style-name="P25"><text:s/>*/</text:p>
      <text:p text:style-name="P25"/>
      <text:p text:style-name="P25"><text:span text:style-name="T26">#include</text:span><text:span text:style-name="T16"> </text:span><text:span text:style-name="T28">&lt;stdio.h&gt;</text:span></text:p>
      <text:p text:style-name="P25"><text:span text:style-name="T26">#include</text:span><text:span text:style-name="T16"> </text:span><text:span text:style-name="T28">&lt;stdlib.h&gt;</text:span></text:p>
      <text:p text:style-name="P25"/>
      <text:p text:style-name="P25"><text:span text:style-name="T26">#include</text:span><text:span text:style-name="T16"> </text:span><text:span text:style-name="T28">&lt;string.h&gt;</text:span><text:span text:style-name="T16"> </text:span><text:span text:style-name="T29">// !!!!!!!!!!!!!!!!!!!</text:span></text:p>
      <text:p text:style-name="P25"/>
      <text:p text:style-name="P25"><text:span text:style-name="T26">int</text:span><text:span text:style-name="T16"> </text:span><text:span text:style-name="T19">main</text:span><text:span text:style-name="T16">(</text:span><text:span text:style-name="T26">void</text:span><text:span text:style-name="T16">) {</text:span></text:p>
      <text:p text:style-name="P25"><text:span text:style-name="T16"><text:tab/></text:span><text:span text:style-name="T26">char</text:span><text:span text:style-name="T16"> s1[128];</text:span></text:p>
      <text:p text:style-name="P25"><text:span text:style-name="T16"><text:tab/></text:span><text:span text:style-name="T26">char</text:span><text:span text:style-name="T16"> s2[128];</text:span></text:p>
      <text:p text:style-name="P25"><text:span text:style-name="T16"><text:tab/></text:span><text:span text:style-name="T26">char</text:span><text:span text:style-name="T16"> s3[128];</text:span></text:p>
      <text:p text:style-name="P25"><text:span text:style-name="T16"><text:tab/></text:span><text:span text:style-name="T26">int</text:span><text:span text:style-name="T16"> len;</text:span></text:p>
      <text:p text:style-name="P25"><text:span text:style-name="T16"><text:tab/></text:span><text:span text:style-name="T27">int</text:span><text:span text:style-name="T20"> i;</text:span></text:p>
      <text:p text:style-name="P25"><text:span text:style-name="T16"><text:tab/></text:span><text:span text:style-name="T26">int</text:span><text:span text:style-name="T16"> istGleich;</text:span></text:p>
      <text:p text:style-name="P25"><text:span text:style-name="T16"><text:tab/></text:span><text:span text:style-name="T26">int</text:span><text:span text:style-name="T16"> iZahl;</text:span></text:p>
      <text:p text:style-name="P25"><text:span text:style-name="T16"><text:tab/></text:span><text:span text:style-name="T26">double</text:span><text:span text:style-name="T16"> dZahl;</text:span></text:p>
      <text:p text:style-name="P25"><text:span text:style-name="T16"><text:tab/></text:span><text:span text:style-name="T26">double</text:span><text:span text:style-name="T16"> realTeil, imaginaerTeil;</text:span></text:p>
      <text:p text:style-name="P25"/>
      <text:p text:style-name="P25"/>
      <text:p text:style-name="P25"><text:span text:style-name="T16"><text:tab/></text:span><text:span text:style-name="T30">puts</text:span><text:span text:style-name="T16">(</text:span><text:span text:style-name="T28">"\nSTRINGFUNKTIONEN:"</text:span><text:span text:style-name="T16">);</text:span></text:p>
      <text:p text:style-name="P25"><text:span text:style-name="T16"><text:tab/></text:span><text:span text:style-name="T30">puts</text:span><text:span text:style-name="T16">(</text:span><text:span text:style-name="T28">"// ----------------------------------------------------"</text:span><text:span text:style-name="T16">);</text:span></text:p>
      <text:p text:style-name="P25"><text:span text:style-name="T16"><text:tab/></text:span><text:span text:style-name="T30">puts</text:span><text:span text:style-name="T16">(</text:span><text:span text:style-name="T28">"// strlen, strcpy, strcmp"</text:span><text:span text:style-name="T16">);</text:span></text:p>
      <text:p text:style-name="P25"><text:span text:style-name="T16"><text:tab/></text:span><text:span text:style-name="T30">puts</text:span><text:span text:style-name="T16">(</text:span><text:span text:style-name="T28">"// ----------------------------------------------------"</text:span><text:span text:style-name="T16">);</text:span></text:p>
      <text:p text:style-name="P25"/>
      <text:p text:style-name="P25"><text:span text:style-name="T16"><text:tab/></text:span><text:span text:style-name="T30">puts</text:span><text:span text:style-name="T16">(</text:span><text:span text:style-name="T28">"\nText?"</text:span><text:span text:style-name="T16">);</text:span></text:p>
      <text:p text:style-name="P25"><text:span text:style-name="T16"><text:tab/></text:span><text:span text:style-name="T30">gets</text:span><text:span text:style-name="T16">(s1);</text:span></text:p>
      <text:p text:style-name="P25"/>
      <text:p text:style-name="P25"><text:span text:style-name="T16"><text:tab/></text:span><text:span text:style-name="T30">printf</text:span><text:span text:style-name="T16">(</text:span><text:span text:style-name="T28">"\n\n// laenge ermitteln --------------------------"</text:span><text:span text:style-name="T16">);</text:span></text:p>
      <text:p text:style-name="P25"><text:span text:style-name="T16"><text:tab/></text:span><text:span text:style-name="T29">//<text:tab/>len=0;</text:span></text:p>
      <text:p text:style-name="P25"><text:span text:style-name="T16"><text:tab/></text:span><text:span text:style-name="T29">//<text:tab/>while (s1[len] != '\0')</text:span></text:p>
      <text:p text:style-name="P25"><text:span text:style-name="T16"><text:tab/></text:span><text:span text:style-name="T29">//<text:tab/><text:tab/>len++;</text:span></text:p>
      <text:p text:style-name="P25"/>
      <text:p text:style-name="P23"><text:tab/>len=strlen(???????????????!!!!!!!!!!!!!!!!!!!</text:p>
      <text:p text:style-name="P25"><text:span text:style-name="T16"><text:tab/></text:span><text:span text:style-name="T30">printf</text:span><text:span text:style-name="T16">(</text:span><text:span text:style-name="T28">"\nDer Text &lt;%s&gt; hat %i Zeichen"</text:span><text:span text:style-name="T16">, s1, len);</text:span></text:p>
      <text:p text:style-name="P25"/>
      <text:p text:style-name="P25"><text:span text:style-name="T16"><text:tab/></text:span><text:span text:style-name="T30">printf</text:span><text:span text:style-name="T16">(</text:span><text:span text:style-name="T28">"\n\n// kopieren --------------------------"</text:span><text:span text:style-name="T16">);</text:span></text:p>
      <text:p text:style-name="P25"><text:span text:style-name="T16"><text:tab/></text:span><text:span text:style-name="T29">//<text:tab/>for(i=0; s1[i] != '\0' ; i++){</text:span></text:p>
      <text:p text:style-name="P25"><text:span text:style-name="T16"><text:tab/></text:span><text:span text:style-name="T29">//<text:tab/><text:tab/>s2[i]= s1[i];</text:span></text:p>
      <text:p text:style-name="P25"><text:span text:style-name="T16"><text:tab/></text:span><text:span text:style-name="T29">//<text:tab/>}</text:span></text:p>
      <text:p text:style-name="P25"><text:soft-page-break/><text:span text:style-name="T16"><text:tab/></text:span><text:span text:style-name="T29">//<text:tab/>s2[i]= '\0';</text:span></text:p>
      <text:p text:style-name="P25"/>
      <text:p text:style-name="P23"><text:tab/>strcpy(????????????????????!!!!!!!!!!!!!!!1</text:p>
      <text:p text:style-name="P25"><text:span text:style-name="T16"><text:tab/></text:span><text:span text:style-name="T30">printf</text:span><text:span text:style-name="T16">(</text:span><text:span text:style-name="T28">"\nText: &lt;%s&gt;\nText: &lt;%s&gt;"</text:span><text:span text:style-name="T16">, s1, s2);</text:span></text:p>
      <text:p text:style-name="P25"/>
      <text:p text:style-name="P25"><text:span text:style-name="T16"><text:tab/></text:span><text:span text:style-name="T30">printf</text:span><text:span text:style-name="T16">(</text:span><text:span text:style-name="T28">"\n\n//vergleichen --------------------------"</text:span><text:span text:style-name="T16">);</text:span></text:p>
      <text:p text:style-name="P25"><text:span text:style-name="T16"><text:tab/></text:span><text:span text:style-name="T30">puts</text:span><text:span text:style-name="T16">(</text:span><text:span text:style-name="T28">"\nText?"</text:span><text:span text:style-name="T16">);</text:span></text:p>
      <text:p text:style-name="P25"><text:span text:style-name="T16"><text:tab/></text:span><text:span text:style-name="T30">gets</text:span><text:span text:style-name="T16">(s3);</text:span></text:p>
      <text:p text:style-name="P25"/>
      <text:p text:style-name="P25"><text:span text:style-name="T16"><text:tab/></text:span><text:span text:style-name="T29">//<text:tab/>istGleich=1;</text:span></text:p>
      <text:p text:style-name="P25"><text:span text:style-name="T16"><text:tab/></text:span><text:span text:style-name="T29">//<text:tab/>for(i=0; s1[i] != '\0' &amp;&amp; istGleich ; i++){</text:span></text:p>
      <text:p text:style-name="P25"><text:span text:style-name="T16"><text:tab/></text:span><text:span text:style-name="T29">//<text:tab/><text:tab/>if (s1[i] != s3[i])</text:span></text:p>
      <text:p text:style-name="P25"><text:span text:style-name="T16"><text:tab/></text:span><text:span text:style-name="T29">//<text:tab/><text:tab/><text:tab/>istGleich=0;</text:span></text:p>
      <text:p text:style-name="P25"><text:span text:style-name="T16"><text:tab/></text:span><text:span text:style-name="T29">//<text:tab/>}</text:span></text:p>
      <text:p text:style-name="P25"><text:span text:style-name="T16"><text:tab/></text:span><text:span text:style-name="T29">//<text:tab/>if (istGleich==1){ // Abbruch d. Schleife war EOS von s1</text:span></text:p>
      <text:p text:style-name="P25"><text:span text:style-name="T16"><text:tab/></text:span><text:span text:style-name="T29">//<text:tab/><text:tab/>istGleich= (s3[i]=='\0'); <text:s/>// auch s3 muss am ende sein</text:span></text:p>
      <text:p text:style-name="P25"><text:span text:style-name="T16"><text:tab/></text:span><text:span text:style-name="T29">//<text:tab/>}</text:span></text:p>
      <text:p text:style-name="P25"/>
      <text:p text:style-name="P23"><text:tab/>istGleich= strcmp(??????????????????????????</text:p>
      <text:p text:style-name="P23"><text:tab/>if (istGleich== ??????????????????????){</text:p>
      <text:p text:style-name="P25"><text:span text:style-name="T16"><text:tab/><text:tab/></text:span><text:span text:style-name="T30">printf</text:span><text:span text:style-name="T16">(</text:span><text:span text:style-name="T28">"\nGLEICH: \n&lt;%s&gt;\n&lt;%s&gt;"</text:span><text:span text:style-name="T16">, s1, s3);</text:span></text:p>
      <text:p text:style-name="P25"><text:tab/>}</text:p>
      <text:p text:style-name="P25"><text:span text:style-name="T16"><text:tab/></text:span><text:span text:style-name="T26">else</text:span><text:span text:style-name="T16">{</text:span></text:p>
      <text:p text:style-name="P25"><text:span text:style-name="T16"><text:tab/><text:tab/></text:span><text:span text:style-name="T30">printf</text:span><text:span text:style-name="T16">(</text:span><text:span text:style-name="T28">"\nUNGLEICH: \n&lt;%s&gt;\n&lt;%s&gt;"</text:span><text:span text:style-name="T16">, s1, s3);</text:span></text:p>
      <text:p text:style-name="P25"><text:tab/>}</text:p>
      <text:p text:style-name="P25"/>
      <text:p text:style-name="P25"><text:span text:style-name="T16"><text:tab/></text:span><text:span text:style-name="T30">puts</text:span><text:span text:style-name="T16">(</text:span><text:span text:style-name="T28">"\n\nSTRINGFUNKTIONEN"</text:span><text:span text:style-name="T16">);</text:span></text:p>
      <text:p text:style-name="P25"><text:span text:style-name="T16"><text:tab/></text:span><text:span text:style-name="T30">puts</text:span><text:span text:style-name="T16">(</text:span><text:span text:style-name="T28">"// ----------------------------------------------------"</text:span><text:span text:style-name="T16">);</text:span></text:p>
      <text:p text:style-name="P25"><text:span text:style-name="T16"><text:tab/></text:span><text:span text:style-name="T30">puts</text:span><text:span text:style-name="T16">(</text:span><text:span text:style-name="T28">"// Typkonvertierung mit sprintf(), sscanf()"</text:span><text:span text:style-name="T16">);</text:span></text:p>
      <text:p text:style-name="P25"><text:span text:style-name="T16"><text:tab/></text:span><text:span text:style-name="T30">puts</text:span><text:span text:style-name="T16">(</text:span><text:span text:style-name="T28">"// ----------------------------------------------------"</text:span><text:span text:style-name="T16">);</text:span></text:p>
      <text:p text:style-name="P25"/>
      <text:p text:style-name="P23"><text:tab/>// int → string</text:p>
      <text:p text:style-name="P23"><text:tab/>sprintf(s1, "%i", 4711);</text:p>
      <text:p text:style-name="P23"><text:tab/>// string → int</text:p>
      <text:p text:style-name="P23"><text:tab/>sscanf(s1, "%i", &amp;iZahl);</text:p>
      <text:p text:style-name="P23"/>
      <text:p text:style-name="P25"><text:span text:style-name="T16"><text:tab/></text:span><text:span text:style-name="T30">printf</text:span><text:span text:style-name="T16">(</text:span><text:span text:style-name="T28">"\nDie int-Zahl %i als Text %s"</text:span><text:span text:style-name="T16">, iZahl, s1);</text:span></text:p>
      <text:p text:style-name="P25"/>
      <text:p text:style-name="P25"/>
      <text:p text:style-name="P23"><text:tab/>// double → string</text:p>
      <text:p text:style-name="P23"><text:tab/>sprintf(s1, "%.2lf", 47.11);</text:p>
      <text:p text:style-name="P23"><text:tab/>// string → double</text:p>
      <text:p text:style-name="P23"><text:tab/>sscanf(s1, "%lf", &amp;dZahl);</text:p>
      <text:p text:style-name="P23"/>
      <text:p text:style-name="P25"><text:span text:style-name="T16"><text:tab/></text:span><text:span text:style-name="T30">printf</text:span><text:span text:style-name="T16">(</text:span><text:span text:style-name="T28">"\nDie double-Zahl %.2lf als Text %s"</text:span><text:span text:style-name="T16">, dZahl, s1);</text:span></text:p>
      <text:p text:style-name="P25"/>
      <text:p text:style-name="P25"/>
      <text:p text:style-name="P25"><text:span text:style-name="T16"><text:tab/></text:span><text:span text:style-name="T29">// ein weiteres Beispiel</text:span></text:p>
      <text:p text:style-name="P25"><text:tab/>realTeil= 11.1;</text:p>
      <text:p text:style-name="P25"><text:tab/>imaginaerTeil= 99.9;</text:p>
      <text:p text:style-name="P25"/>
      <text:p text:style-name="P23"><text:tab/>sprintf(s1, "%.2lf+%.2lfi", realTeil, imaginaerTeil);</text:p>
      <text:p text:style-name="P25"><text:span text:style-name="T16"><text:tab/></text:span><text:span text:style-name="T30">printf</text:span><text:span text:style-name="T16">(</text:span><text:span text:style-name="T28">"\nDie KomplexZahl als Text %s"</text:span><text:span text:style-name="T16">, s1);</text:span></text:p>
      <text:p text:style-name="P25"/>
      <text:p text:style-name="P25"><text:span text:style-name="T16"><text:tab/></text:span><text:span text:style-name="T29">// Demo für das Einlesen v. vorformatierten Texten (Bsp: 11.1+99.9i)</text:span></text:p>
      <text:p text:style-name="P25"><text:span text:style-name="T16"><text:tab/></text:span><text:span text:style-name="T29">// es soll der Real und Imaginärteil gelesen werden.</text:span></text:p>
      <text:p text:style-name="P25"><text:soft-page-break/><text:tab/>realTeil=0.0;</text:p>
      <text:p text:style-name="P25"><text:tab/>imaginaerTeil=0.0;</text:p>
      <text:p text:style-name="P25"/>
      <text:p text:style-name="P23"><text:tab/>sscanf(s1, "%lf+%lfi", <text:s/>&amp;realTeil, &amp;imaginaerTeil);</text:p>
      <text:p text:style-name="P25"><text:span text:style-name="T16"><text:tab/></text:span><text:span text:style-name="T30">printf</text:span><text:span text:style-name="T16">(</text:span><text:span text:style-name="T28">"\nRealteil= %.2lf"</text:span><text:span text:style-name="T16">, realTeil);</text:span></text:p>
      <text:p text:style-name="P25"><text:span text:style-name="T16"><text:tab/></text:span><text:span text:style-name="T30">printf</text:span><text:span text:style-name="T16">(</text:span><text:span text:style-name="T28">"\nImaginärteil= %.2lf"</text:span><text:span text:style-name="T16">, imaginaerTeil);</text:span></text:p>
      <text:p text:style-name="P25"/>
      <text:p text:style-name="P25"><text:span text:style-name="T16"><text:tab/></text:span><text:span text:style-name="T30">printf</text:span><text:span text:style-name="T16">(</text:span><text:span text:style-name="T28">"\n\n"</text:span><text:span text:style-name="T16">);</text:span></text:p>
      <text:p text:style-name="P25"/>
      <text:p text:style-name="P25"><text:span text:style-name="T16"><text:tab/></text:span><text:span text:style-name="T26">return</text:span><text:span text:style-name="T16"> EXIT_SUCCESS;</text:span></text:p>
      <text:p text:style-name="P25">}</text:p>
      <text:p text:style-name="P24"/>
      <text:p text:style-name="P2"/>
      <text:p text:style-name="P2"/>
      <text:h text:style-name="P44" text:outline-level="3"><text:bookmark-start text:name="__RefHeading__26508_735908501"/>Beispiel: caesar.c<text:bookmark-end text:name="__RefHeading__26508_735908501"/></text:h>
      <text:p text:style-name="P13"><text:span text:style-name="T5">Cäsar-Chiffre:</text:span> Zur Codierung seiner Nachrichten soll Cäsar folgendes Verfahren angewandt haben: Statt des Buchstabens, den er meinte, schrieb er den Buchstaben auf, der im Alphabet k Positionen rechts vom gemeinten Buchstaben ist. Wenn man bei 'z' ankommt, muss man bei 'a' weiter zählen.</text:p>
      <text:p text:style-name="P13"><text:line-break/>Beispiel: Mit k=4 wird aus "hello world" der verschlüsselte Text "lipps asvph". <text:line-break/></text:p>
      <text:p text:style-name="P13"/>
      <text:p text:style-name="P13"/>
      <text:p text:style-name="P13">Schreiben Sie ein C-Progamm (Text einlesen, Text verschlüsseln), das <text:span text:style-name="T32">nur</text:span><text:span text:style-name="T31"> die Buchstaben</text:span> mit dem Cäsar-Chiffre verschlüsselt, aber alle anderen Zeichen unverschlüsselt lässt. Aus "Hello, world!" soll also "Lipps, asvph!" werden. <text:line-break/></text:p>
      <text:p text:style-name="P13">Anmerkung: Wenn man zB. zum Zeichen Z kommt muss man beim Zeichen A weiter zählen. (analog z -&gt; a) </text:p>
      <text:p text:style-name="P13"/>
      <text:p text:style-name="P13">ch=ch+key;</text:p>
      <text:p text:style-name="P13"><text:span text:style-name="T33">if</text:span><text:span text:style-name="T21">(ch&gt;</text:span><text:span text:style-name="T15">'Z'</text:span><text:span text:style-name="T21">)</text:span></text:p>
      <text:p text:style-name="P13"><text:span text:style-name="T21"><text:s text:c="4"/>ch= ch-</text:span><text:span text:style-name="T15">26</text:span><text:span text:style-name="T21">;</text:span></text:p>
      <text:p text:style-name="P13"/>
      <text:p text:style-name="P13">bzw.</text:p>
      <text:p text:style-name="P13">ch=ch+key;</text:p>
      <text:p text:style-name="P13"><text:span text:style-name="T33">if</text:span><text:span text:style-name="T21">(ch&gt;</text:span><text:span text:style-name="T15">'Z'</text:span><text:span text:style-name="T21">)</text:span></text:p>
      <text:p text:style-name="P13"><text:span text:style-name="T21"><text:s text:c="4"/>ch= ch-</text:span><text:span text:style-name="T15">26</text:span><text:span text:style-name="T21">;</text:span></text:p>
      <text:p text:style-name="P13"/>
      <text:p text:style-name="P14"/>
      <text:p text:style-name="P13"><text:span text:style-name="T10">Anmerkung</text:span><text:span text:style-name="T7">: </text:span>Entschlüsselt wird mit key=<text:span text:style-name="T13">26</text:span>-key;</text:p>
      <text:p text:style-name="P15"/>
      <text:p text:style-name="P13"><text:span text:style-name="T23">Beispiel</text:span><text:span text:style-name="T21">:</text:span></text:p>
      <text:p text:style-name="P13"><text:span text:style-name="T21">Hello, world!<text:tab/><text:tab/>(key=4)<text:line-break/>Lipps, asvph! <text:tab/></text:span>(entschluesselt wird mit 22) (vgl: 26 <text:s/>- 4)</text:p>
      <text:p text:style-name="P13"/>
      <text:p text:style-name="P13"/>
      <text:p text:style-name="P16">Hinweis:</text:p>
      <text:p text:style-name="P13">Als Datentyp verwenden Sie unsigned char</text:p>
      <text:p text:style-name="P13">Annahme: Die Zeilenlänge der Eingabedaten ist &lt;= 128 Zeichen.</text:p>
      <text:p text:style-name="P13"/>
      <text:p text:style-name="P33"/>
      <text:p text:style-name="P33"/>
      <text:h text:style-name="P42" text:outline-level="2"><text:bookmark-start text:name="__RefHeading__26510_735908501"/><text:soft-page-break/>Zweidimensionale Arrays<text:bookmark-end text:name="__RefHeading__26510_735908501"/></text:h>
      <text:p text:style-name="P5">Definition mit Initialisierung</text:p>
      <text:p text:style-name="P2"/>
      <text:p text:style-name="P25">/* 4 Zeilen 5 Spalten */<text:line-break/>int Matrix[4][5] = { </text:p>
      <text:p text:style-name="P25"><text:s/>{10,20,30,40,50},<text:line-break/> {15,25,35,45,55},<text:line-break/> {20,30,40,50,60},<text:line-break/> {25,35,45,55,65}};<text:line-break/></text:p>
      <text:p text:style-name="P2"/>
      <text:p text:style-name="P2">Wie bei den normalen Arrays lassen sich die einzelnen Elemente mithilfe des Index initialisieren. Wollen Sie beispielsweise das Element mit dem Wert 60 ändern in 100, dann geht das wie folgt: </text:p>
      <text:p text:style-name="P2"/>
      <text:p text:style-name="P25">Matrix[2][4] = 100; </text:p>
      <text:p text:style-name="P2"/>
      <text:p text:style-name="P2">Nun folgt ein kleines Beispiel zur Verwendung von 2-dim Arrays:</text:p>
      <text:p text:style-name="P25">/* md_array1.c */<text:line-break/>#include &lt;stdio.h&gt;<text:line-break/>#include &lt;stdlib.h&gt;<text:line-break/><text:line-break/>#define VOL1 3 <text:s/>/* Anzahl Felder erste Dimension - Zeilen <text:s/>*/<text:line-break/>#define VOL2 4 <text:s/>/* Anzahl Felder zweite Dimension - Spalten */<text:line-break/><text:line-break/>int main(void) {<text:line-break/> <text:s/>int i,j;<text:line-break/> <text:s/>int myarray[VOL1][VOL2]; <text:s text:c="2"/>/* [3][4] */<text:line-break/><text:line-break/> <text:s/>/* Eingabe der Array-Elemente */<text:line-break/><text:span text:style-name="Strong_20_Emphasis"> <text:s/>for(i=0; i &lt; VOL1; i++) {<text:line-break/> <text:s text:c="3"/>for(j=0; j &lt; VOL2; j++) {<text:line-break/></text:span> <text:s text:c="4"/>printf("Wert für myarray[%d][%d]:", i, j);<text:line-break/> <text:s text:c="4"/>scanf("%<text:span text:style-name="T37">i</text:span>", &amp;myarray[i][j]);<text:line-break/> <text:s text:c="3"/>}<text:line-break/> <text:s/>}<text:line-break/> <text:s/>printf("\nAusgabe von myarray[%d][%d]...\n\n", VOL1, VOL2);<text:line-break/><text:span text:style-name="Strong_20_Emphasis"> <text:s/>for(i=0; i &lt; VOL1; i++) {<text:line-break/> <text:s text:c="3"/>for(j=0; j &lt; VOL2; j++) {<text:line-break/></text:span> <text:s text:c="4"/>printf("\t%4<text:span text:style-name="T37">i</text:span> ",myarray[i][j]);<text:line-break/> <text:s text:c="3"/>}<text:line-break/> <text:s text:c="3"/>printf("\n\n");<text:line-break/> <text:s/>}<text:line-break/> <text:s/>return EXIT_SUCCESS;<text:line-break/>} </text:p>
      <text:p text:style-name="P2"/>
      <text:p text:style-name="P2"/>
      <text:h text:style-name="P44" text:outline-level="3"><text:bookmark-start text:name="__RefHeading__26512_735908501"/>Beispiel: tabelle-add.c<text:bookmark-end text:name="__RefHeading__26512_735908501"/></text:h>
      <text:p text:style-name="P13">Erstellen Sie eine 2 dim Additionstabelle.</text:p>
      <text:p text:style-name="P2"/>
      <text:p text:style-name="P2"><text:soft-page-break/></text:p>
      <table:table table:name="Tabelle1" table:style-name="Tabelle1">
        <table:table-column table:style-name="Tabelle1.A"/>
        <table:table-column table:style-name="Tabelle1.B" table:number-columns-repeated="2"/>
        <table:table-column table:style-name="Tabelle1.A"/>
        <table:table-column table:style-name="Tabelle1.E"/>
        <table:table-row>
          <table:table-cell table:style-name="Tabelle1.A1" office:value-type="string">
            <text:p text:style-name="P12"><text:span text:style-name="Strong_20_Emphasis"/></text:p>
          </table:table-cell>
          <table:table-cell table:style-name="Tabelle1.A1" office:value-type="string">
            <text:p text:style-name="P12"><text:span text:style-name="Strong_20_Emphasis">0</text:span></text:p>
          </table:table-cell>
          <table:table-cell table:style-name="Tabelle1.A1" office:value-type="string">
            <text:p text:style-name="P12"><text:span text:style-name="Strong_20_Emphasis">1</text:span></text:p>
          </table:table-cell>
          <table:table-cell table:style-name="Tabelle1.A1" office:value-type="string">
            <text:p text:style-name="P12"><text:span text:style-name="Strong_20_Emphasis">2</text:span></text:p>
          </table:table-cell>
          <table:table-cell table:style-name="Tabelle1.E1" office:value-type="string">
            <text:p text:style-name="P12"><text:span text:style-name="Strong_20_Emphasis">...</text:span></text:p>
          </table:table-cell>
        </table:table-row>
        <table:table-row>
          <table:table-cell table:style-name="Tabelle1.A2" office:value-type="string">
            <text:p text:style-name="P12"><text:span text:style-name="Strong_20_Emphasis">0</text:span></text:p>
          </table:table-cell>
          <table:table-cell table:style-name="Tabelle1.A2" office:value-type="string">
            <text:p text:style-name="P12">0</text:p>
          </table:table-cell>
          <table:table-cell table:style-name="Tabelle1.A2" office:value-type="string">
            <text:p text:style-name="P12">1</text:p>
          </table:table-cell>
          <table:table-cell table:style-name="Tabelle1.A2" office:value-type="string">
            <text:p text:style-name="P12">2</text:p>
          </table:table-cell>
          <table:table-cell table:style-name="Tabelle1.E2" office:value-type="string">
            <text:p text:style-name="P12">...</text:p>
          </table:table-cell>
        </table:table-row>
        <table:table-row>
          <table:table-cell table:style-name="Tabelle1.A2" office:value-type="string">
            <text:p text:style-name="P12"><text:span text:style-name="Strong_20_Emphasis">1</text:span></text:p>
          </table:table-cell>
          <table:table-cell table:style-name="Tabelle1.A2" office:value-type="string">
            <text:p text:style-name="P12">1</text:p>
          </table:table-cell>
          <table:table-cell table:style-name="Tabelle1.A2" office:value-type="string">
            <text:p text:style-name="P12">2</text:p>
          </table:table-cell>
          <table:table-cell table:style-name="Tabelle1.A2" office:value-type="string">
            <text:p text:style-name="P12">3</text:p>
          </table:table-cell>
          <table:table-cell table:style-name="Tabelle1.E2" office:value-type="string">
            <text:p text:style-name="P12">...</text:p>
          </table:table-cell>
        </table:table-row>
        <table:table-row>
          <table:table-cell table:style-name="Tabelle1.A2" office:value-type="string">
            <text:p text:style-name="P12"><text:span text:style-name="Strong_20_Emphasis">2</text:span></text:p>
          </table:table-cell>
          <table:table-cell table:style-name="Tabelle1.A2" office:value-type="string">
            <text:p text:style-name="P12">2</text:p>
          </table:table-cell>
          <table:table-cell table:style-name="Tabelle1.A2" office:value-type="string">
            <text:p text:style-name="P12">3</text:p>
          </table:table-cell>
          <table:table-cell table:style-name="Tabelle1.A2" office:value-type="string">
            <text:p text:style-name="P12">4</text:p>
          </table:table-cell>
          <table:table-cell table:style-name="Tabelle1.E2" office:value-type="string">
            <text:p text:style-name="P12">...</text:p>
          </table:table-cell>
        </table:table-row>
        <table:table-row>
          <table:table-cell table:style-name="Tabelle1.A2" office:value-type="string">
            <text:p text:style-name="P12">..</text:p>
          </table:table-cell>
          <table:table-cell table:style-name="Tabelle1.A2" office:value-type="string">
            <text:p text:style-name="P12">...</text:p>
          </table:table-cell>
          <table:table-cell table:style-name="Tabelle1.A2" office:value-type="string">
            <text:p text:style-name="P12">...</text:p>
          </table:table-cell>
          <table:table-cell table:style-name="Tabelle1.A2" office:value-type="string">
            <text:p text:style-name="P12">..</text:p>
          </table:table-cell>
          <table:table-cell table:style-name="Tabelle1.E2" office:value-type="string">
            <text:p text:style-name="P12">...</text:p>
          </table:table-cell>
        </table:table-row>
      </table:table>
      <text:p text:style-name="P2"/>
      <text:p text:style-name="P2"/>
      <text:h text:style-name="P44" text:outline-level="3"><text:bookmark-start text:name="__RefHeading__26514_735908501"/>Beispiel: tabelle-mul.c<text:bookmark-end text:name="__RefHeading__26514_735908501"/></text:h>
      <text:p text:style-name="P13">wie oben, aber mit Multiplikation </text:p>
      <text:p text:style-name="P2"/>
      <text:h text:style-name="P44" text:outline-level="3"><text:bookmark-start text:name="__RefHeading__26516_735908501"/>Beispiel: tabelle-rotate.c<text:bookmark-end text:name="__RefHeading__26516_735908501"/></text:h>
      <text:p text:style-name="P13">Definieren Sie ein 2 Dim. int-Array und lesen sie Werte von der Tastatur ein. Anschliessend rotieren Sie die Arrayinhalte nach folgender Regel:<text:line-break/>Aus der Zeile 0 soll die Spalte 0 werden. usw. <text:line-break/><text:line-break/>Bsp: </text:p>
      <text:p text:style-name="P13">nach dem Einlesen:</text:p>
      <text:p text:style-name="P13">1 2 3</text:p>
      <text:p text:style-name="P13">4 5 6</text:p>
      <text:p text:style-name="P13">7 8 9</text:p>
      <text:p text:style-name="P13">nach dem Rotieren</text:p>
      <text:p text:style-name="P13">1 4 7</text:p>
      <text:p text:style-name="P13">2 5 8</text:p>
      <text:p text:style-name="P13">3 6 9</text:p>
      <text:p text:style-name="P13"/>
      <text:p text:style-name="P2"/>
      <text:h text:style-name="P44" text:outline-level="3"><text:bookmark-start text:name="__RefHeading__26518_735908501"/>Beispiel: matrix-add.c<text:bookmark-end text:name="__RefHeading__26518_735908501"/></text:h>
      <text:p text:style-name="P39">Erstelle zwei 3*3 Matrizen. Schreibe Zufallszahlen in die Matrizen.<text:line-break/>Gib die beiden Matrizen aus und <text:line-break/>Gib die Summe der jeweiligen Matrixelemente aus. </text:p>
      <text:p text:style-name="P39">c(i,j)= a(i,j) + b(i,j) </text:p>
      <text:p text:style-name="P2"/>
      <text:p text:style-name="P2"/>
      <text:p text:style-name="P2"/>
      <text:h text:style-name="P42" text:outline-level="2"><text:bookmark-start text:name="__RefHeading__26522_735908501"/>Fragen<text:bookmark-end text:name="__RefHeading__26522_735908501"/></text:h>
      <text:h text:style-name="P44" text:outline-level="3"><text:bookmark-start text:name="__RefHeading__26524_735908501"/>Gemischte Fragen<text:bookmark-end text:name="__RefHeading__26524_735908501"/></text:h>
      <text:list xml:id="list194832600161178" text:continue-list="list194832013031880" text:style-name="List_20_3">
        <text:list-item text:start-value="1">
          <text:p text:style-name="P41">Wie löscht man das \n nach einem fgets()</text:p>
        </text:list-item>
        <text:list-item>
          <text:p text:style-name="P41"><text:soft-page-break/>Was ist das EOS Zeichen</text:p>
        </text:list-item>
        <text:list-item>
          <text:p text:style-name="P41">Wie lautet die Syntax einer</text:p>
          <text:list>
            <text:list-item>
              <text:p text:style-name="P41">for-Schleife</text:p>
            </text:list-item>
            <text:list-item>
              <text:p text:style-name="P41">do-while Schleife</text:p>
            </text:list-item>
            <text:list-item>
              <text:p text:style-name="P41">Array definieren</text:p>
            </text:list-item>
          </text:list>
        </text:list-item>
        <text:list-item>
          <text:p text:style-name="P41">Zufallszahlen bestimmen</text:p>
        </text:list-item>
        <text:list-item>
          <text:p text:style-name="P41">Bitoperatoren</text:p>
        </text:list-item>
        <text:list-item>
          <text:p text:style-name="P41">Was ist eine Abbruchsbedingung</text:p>
        </text:list-item>
        <text:list-item>
          <text:p text:style-name="P41">break beim switch</text:p>
        </text:list-item>
        <text:list-item>
          <text:p text:style-name="P41">Was macht einen guten Programmierstil aus</text:p>
        </text:list-item>
      </text:list>
      <text:p text:style-name="P2"/>
      <text:h text:style-name="P44" text:outline-level="3"><text:bookmark-start text:name="__RefHeading__26526_735908501"/>Fragen: Variablenvereinbarungen<text:bookmark-end text:name="__RefHeading__26526_735908501"/></text:h>
      <text:p text:style-name="P27"/>
      <text:p text:style-name="P27">1. Die Anweisung, die eine integer Variable namens sum definiert ist</text:p>
      <text:p text:style-name="P27">a. sum : integer;</text:p>
      <text:p text:style-name="P27">b. integer sum; </text:p>
      <text:p text:style-name="P27">c. int sum; </text:p>
      <text:p text:style-name="P27">d. sum int; </text:p>
      <text:p text:style-name="P27"/>
      <text:p text:style-name="P27">2. Die Anweisung, die eine character Variable namens letter definiert ist</text:p>
      <text:p text:style-name="P30">a. letter := char; </text:p>
      <text:p text:style-name="P30">b. char letter; </text:p>
      <text:p text:style-name="P27">c. letter : char; </text:p>
      <text:p text:style-name="P27">d. character letter; </text:p>
      <text:p text:style-name="P27"/>
      <text:p text:style-name="P27">3. Die korrekte define Anweisung, die eine Konstante mit dem Wert 1 vereinbart ist</text:p>
      <text:p text:style-name="P29">a. int TRUE = 1; </text:p>
      <text:p text:style-name="P29">b. #define TRUE = 1 </text:p>
      <text:p text:style-name="P27">c. #define TRUE 1; </text:p>
      <text:p text:style-name="P27">d. #define TRUE 1 </text:p>
      <text:p text:style-name="P27"/>
      <text:p text:style-name="P27">4. Die Anweisung, die eine Variable namens money definiert ist</text:p>
      <text:p text:style-name="P29">a. money : real; </text:p>
      <text:p text:style-name="P29">b. real money; </text:p>
      <text:p text:style-name="P29">c. float money; </text:p>
      <text:p text:style-name="P29">d. money float; </text:p>
      <text:p text:style-name="P29"/>
      <text:p text:style-name="P27">5. Die Anweisung, die die integer variable mit 0 initialisiert lautet</text:p>
      <text:p text:style-name="P29">a. total : integer = 0; </text:p>
      <text:p text:style-name="P29">b. total = 0, int; </text:p>
      <text:p text:style-name="P27">c. int total = 0; </text:p>
      <text:p text:style-name="P27">d. int = 0, total; </text:p>
      <text:p text:style-name="P27"><text:line-break/></text:p>
      <text:h text:style-name="P44" text:outline-level="3"><text:bookmark-start text:name="__RefHeading__26528_735908501"/>Fragen: Zuweisungen<text:bookmark-end text:name="__RefHeading__26528_735908501"/></text:h>
      <text:p text:style-name="P27">1. Die Anweisung, die der Variablen total den Wert der Variablen number1 zuweist ist</text:p>
      <text:p text:style-name="P29">a. total := number1; </text:p>
      <text:p text:style-name="P29">b. number1 = total; </text:p>
      <text:p text:style-name="P29">c. total = number1; </text:p>
      <text:p text:style-name="P29">d. number1 := total; <text:line-break/></text:p>
      <text:p text:style-name="P33"><text:soft-page-break/><text:span text:style-name="T34">2. </text:span><text:span text:style-name="T7">Die Anweisung, die sum die Summe der beiden Variablen </text:span><text:span text:style-name="T34">loop_count und petrol_cost ist</text:span></text:p>
      <text:p text:style-name="P29">a. loop_count = sum + petrol_cost; </text:p>
      <text:p text:style-name="P29">b. petrol_cost = sum - loop_count; </text:p>
      <text:p text:style-name="P29">c. sum = petrol_cost / loop_count; </text:p>
      <text:p text:style-name="P29">d. sum = loop_count + petrol_cost; </text:p>
      <text:p text:style-name="P29"/>
      <text:p text:style-name="P27">3. Die Anweisung, die das Dezimalergebnis der Division der integer variablen <text:s/>sum mit <text:s/>3 in die float variable costing schreibt, ist ( Verwende type casting um eine Fliesskomma-Division durchzuführen) </text:p>
      <text:p text:style-name="P29">gegeben: int sum = 7; float costing; </text:p>
      <text:p text:style-name="P29"/>
      <text:p text:style-name="P29">a. (float) costing = sum / 3; </text:p>
      <text:p text:style-name="P29">b. costing = (float) (sum / 3); </text:p>
      <text:p text:style-name="P29">c. costing = (float) sum / 3; </text:p>
      <text:p text:style-name="P27">d. costing = float ( sum / 3 ); </text:p>
      <text:p text:style-name="P27"/>
      <text:p text:style-name="P27">4. Die Anweisung, die das Zeichen W in die variable letter schreibt ist</text:p>
      <text:p text:style-name="P27">a. letter = "W"; </text:p>
      <text:p text:style-name="P27">b. letter = 'W'; </text:p>
      <text:p text:style-name="P33"><text:span text:style-name="T7">c. char letter = </text:span><text:span text:style-name="T21">"W"; </text:span></text:p>
      <text:p text:style-name="P29">d. strcpy( letter, "W" ); <text:line-break/></text:p>
      <text:h text:style-name="P44" text:outline-level="3"><text:bookmark-start text:name="__RefHeading__26530_735908501"/>Fragen: printf() and scanf(), …<text:bookmark-end text:name="__RefHeading__26530_735908501"/></text:h>
      <text:p text:style-name="P27">1. Die Anweisung, die die integer variable sum ausgibt, is</text:p>
      <text:p text:style-name="P29">a. printf("%s", sum);</text:p>
      <text:p text:style-name="P29">b. print("%i", sum);</text:p>
      <text:p text:style-name="P27">c. printf("%d", sum);</text:p>
      <text:p text:style-name="P27">d. printf("%d", &amp;sum);</text:p>
      <text:p text:style-name="P27"/>
      <text:p text:style-name="P27">2. Welche der folg. Anweisungen sind korrekt, um den Text "Welcome", gefolgt mit einer neuen Zeile auszugeben</text:p>
      <text:p text:style-name="P29">a. printf("Welcome\n");</text:p>
      <text:p text:style-name="P29">b. puts(Welcome, '\n'); </text:p>
      <text:p text:style-name="P29">c. printf(Welcome\n); </text:p>
      <text:p text:style-name="P29">d. fprintf('Welcome', '\n', stdout); </text:p>
      <text:p text:style-name="P29">e. fputs("Welcome", stdout); puts("\n");</text:p>
      <text:p text:style-name="P29"/>
      <text:p text:style-name="P27">3. Welche Anweisungen geben das Zeichen der Variablen letter aus?</text:p>
      <text:p text:style-name="P27">a. printf(letter);</text:p>
      <text:p text:style-name="P27">b. printf("%c", &amp;letter); </text:p>
      <text:p text:style-name="P27">c. printf("%d", letter); </text:p>
      <text:p text:style-name="P27">d. printf("%c", letter); </text:p>
      <text:p text:style-name="P27">e. putchar (letter);</text:p>
      <text:p text:style-name="P27">f. printf("%s", letter); </text:p>
      <text:p text:style-name="P27"/>
      <text:p text:style-name="P27">4. Welche Aussagen sind korrekt?</text:p>
      <text:p text:style-name="P27">a. Mit %f gibt man long variablen aus</text:p>
      <text:p text:style-name="P27">b. Mit %d gibt man dual-zahlen aus</text:p>
      <text:p text:style-name="P27">c. Mit %c gibt man character strings aus</text:p>
      <text:p text:style-name="P27">d. printf("%.2f", dump); gibt man float-zahlen mit 2 Nachkommastellen aus</text:p>
      <text:p text:style-name="P27">e. printf("%.2lf", dump); gibt man double-zahlen mit 2 Nachkommastellen aus</text:p>
      <text:p text:style-name="P27"/>
      <text:p text:style-name="P27">6. Die Anweisung, um einen Dezimalzahl in die integer variable sum zu lesen, ist</text:p>
      <text:p text:style-name="P29">a. scanf("%d", &amp;sum); </text:p>
      <text:p text:style-name="P29">b. scanf(sum); </text:p>
      <text:p text:style-name="P29">c. scanf("%s", sum); </text:p>
      <text:p text:style-name="P29">d. scanf("%f", &amp;sum); </text:p>
      <text:p text:style-name="P29"/>
      <text:p text:style-name="P27">7. Die Anweisung, um eine Zahl in die double variable value einzulesen, ist</text:p>
      <text:p text:style-name="P29"><text:soft-page-break/>a. scanf("%lf", value); </text:p>
      <text:p text:style-name="P29">b. scanf("%ld", &amp;value); </text:p>
      <text:p text:style-name="P29">c. scanf(value); </text:p>
      <text:p text:style-name="P29">d. scanf("%lf", &amp;value); </text:p>
      <text:p text:style-name="P29"/>
      <text:p text:style-name="P27">8. Die Anweisung, um ein Zeichen in die variable operator zu lesen, wobie führende blanks, Tabulatoren und Zeilenschaltungen übersprungen werden sollen, ist</text:p>
      <text:p text:style-name="P29">a. scanf("%s", operator); </text:p>
      <text:p text:style-name="P29">b. scanf("%c", &amp;operator); </text:p>
      <text:p text:style-name="P27">c. scanf(" %c", &amp;operator); </text:p>
      <text:p text:style-name="P27">d. scanf("%c", operator); <text:line-break/></text:p>
      <text:h text:style-name="P44" text:outline-level="3"><text:bookmark-start text:name="__RefHeading__26532_735908501"/>Fragen: for schleifen<text:bookmark-end text:name="__RefHeading__26532_735908501"/></text:h>
      <text:p text:style-name="P27">1. Die Anweisung, um die Werte 1 bis 10 in jeweils einer eigenen Zeile auszugeben lautet</text:p>
      <text:p text:style-name="P29">a. for( count = 1; count &lt;= 10; count = count + 1)</text:p>
      <text:p text:style-name="P29"><text:tab/> <text:s text:c="2"/>printf("%d\n", count);</text:p>
      <text:p text:style-name="P29">b. for( count = 1; count &lt; 10; count = count + 1)</text:p>
      <text:p text:style-name="P29"><text:tab/> <text:s text:c="2"/>printf("%d\n", count);</text:p>
      <text:p text:style-name="P29">c. for( count = 0; count &lt;= 9; count = count + 1)</text:p>
      <text:p text:style-name="P29"><text:tab/> <text:s text:c="2"/>printf("%d ", count);</text:p>
      <text:p text:style-name="P29">d. for( count = 1; count &lt;&gt; 10; count = count + 1)</text:p>
      <text:p text:style-name="P33"><text:span text:style-name="T21"><text:tab/> <text:s text:c="2"/></text:span><text:span text:style-name="T7">printf("%d\n", count);</text:span></text:p>
      <text:p text:style-name="P27"/>
      <text:p text:style-name="P27">2. Die Anweisung, die folg. Ausgabe erzeugt ist (Anm.: verwende 2 geschachtelte for schleifen) </text:p>
      <text:p text:style-name="P33"><text:span text:style-name="T7"><text:tab/></text:span><text:span text:style-name="T21">1</text:span></text:p>
      <text:p text:style-name="P29"><text:s text:c="9"/>22</text:p>
      <text:p text:style-name="P29"><text:s text:c="8"/>333</text:p>
      <text:p text:style-name="P29"><text:s text:c="7"/>4444</text:p>
      <text:p text:style-name="P29"><text:s text:c="6"/>55555</text:p>
      <text:p text:style-name="P29">a. for(a = 1; a &lt;= 5; a = a + 1) {</text:p>
      <text:p text:style-name="P34">for( b = 1; b &lt;= 5; b = b + 1)</text:p>
      <text:p text:style-name="P35">printf("%d", b);</text:p>
      <text:p text:style-name="P34">printf("\n");</text:p>
      <text:p text:style-name="P29"><text:s text:c="4"/>}</text:p>
      <text:p text:style-name="P29">b. for( a = 1; a &lt;= 5; a = a + 1) {</text:p>
      <text:p text:style-name="P34">for( b = 1; b &lt;= a; b = b + 1)</text:p>
      <text:p text:style-name="P29"><text:tab/> <text:s text:c="5"/>printf("%d", a);</text:p>
      <text:p text:style-name="P29"><text:tab/>printf("\n");</text:p>
      <text:p text:style-name="P29"><text:tab/>}</text:p>
      <text:p text:style-name="P29">c. for( a = 1; a &lt;= 5; a = a + 1) {</text:p>
      <text:p text:style-name="P34">for( b = a; b &lt;= 5; b = b + 1)</text:p>
      <text:p text:style-name="P29"><text:tab/> <text:s text:c="5"/>printf("%d", b);</text:p>
      <text:p text:style-name="P29"><text:tab/>printf("\n");</text:p>
      <text:p text:style-name="P29"><text:tab/>}</text:p>
      <text:p text:style-name="P29">d. for( a = 1; a &lt;= 5; a = a + 1) {</text:p>
      <text:p text:style-name="P34">for( b = 1; b &lt; a; b = b + a)</text:p>
      <text:p text:style-name="P35">printf("%d", b);</text:p>
      <text:p text:style-name="P33"><text:span text:style-name="T21"><text:tab/></text:span><text:span text:style-name="T7">printf("\n");</text:span></text:p>
      <text:p text:style-name="P27"><text:tab/>}</text:p>
      <text:p text:style-name="P27"/>
      <text:p text:style-name="P27">3. Die Anweisung, um die Werte von 10 bis 100 zu summieren und in die variable total zu schreiben ist, (Annahme: total ist nicht initialisiert worden)</text:p>
      <text:p text:style-name="P29">a. for( a = 10; a &lt;= 100; a = a + 1)</text:p>
      <text:p text:style-name="P29"><text:tab/> <text:s text:c="2"/>total = total + a;</text:p>
      <text:p text:style-name="P29">b. for( a = 10; a &lt; 100; a = a + 1, total = 0)</text:p>
      <text:p text:style-name="P29"><text:tab/> <text:s text:c="2"/>total = total + a;</text:p>
      <text:p text:style-name="P29">c. for( a = 10; a &lt;= 100, total = 0; a = a + 1)</text:p>
      <text:p text:style-name="P29"><text:tab/> <text:s text:c="2"/>total = total + a;</text:p>
      <text:p text:style-name="P29">d. for( a = 10, total = 0; a &lt;= 100; a = a + 1)</text:p>
      <text:p text:style-name="P33"><text:soft-page-break/><text:span text:style-name="T21"><text:tab/> <text:s text:c="2"/></text:span><text:span text:style-name="T7">total = total + a;</text:span></text:p>
      <text:p text:style-name="P27"/>
      <text:p text:style-name="P27">4. Die Anweisung, um die Zeichen A-Z auszugeben, ist</text:p>
      <text:p text:style-name="P29">a. for( a = 'A'; a &lt; 'Z'; a = a + 1)</text:p>
      <text:p text:style-name="P29"><text:tab/> <text:s text:c="2"/>printf("%c", a);</text:p>
      <text:p text:style-name="P29">b. for( a = 'a'; a &lt;= 'z'; a = a + 1)</text:p>
      <text:p text:style-name="P29"><text:tab/> <text:s text:c="2"/>printf("%c", &amp;a);</text:p>
      <text:p text:style-name="P29">c. for( a = 'A'; a &lt;= 'Z'; a = a + 1)</text:p>
      <text:p text:style-name="P29"><text:tab/> <text:s text:c="2"/>printf("%c", a);</text:p>
      <text:p text:style-name="P29">d. for( a = 'Z'; a &lt;= 'A'; a = a + 1)</text:p>
      <text:p text:style-name="P33"><text:span text:style-name="T21"><text:tab/> <text:s text:c="2"/></text:span><text:span text:style-name="T7">printf("%c", a);</text:span></text:p>
      <text:p text:style-name="P27"/>
      <text:h text:style-name="P44" text:outline-level="3"><text:bookmark-start text:name="__RefHeading__26534_735908501"/>Fragen: while und if else<text:bookmark-end text:name="__RefHeading__26534_735908501"/></text:h>
      <text:p text:style-name="P27">1. Die Anweisung, um die Werte 1 bis 10 in einer auszugeben ist (bsp. 12345678910)</text:p>
      <text:p text:style-name="P29">a. <text:tab/>count = 1;</text:p>
      <text:p text:style-name="P29"><text:tab/>while( count &lt;= 10 ) {</text:p>
      <text:p text:style-name="P29"><text:tab/> <text:s text:c="2"/>printf("%d", count);</text:p>
      <text:p text:style-name="P29"><text:tab/> <text:s text:c="2"/>count = count + 1;</text:p>
      <text:p text:style-name="P29"><text:tab/>}</text:p>
      <text:p text:style-name="P29">b. <text:tab/>count = 1;</text:p>
      <text:p text:style-name="P29"><text:tab/>while( count &lt;= 10 ) {</text:p>
      <text:p text:style-name="P29"><text:tab/> <text:s text:c="2"/>printf("%d", &amp;count);</text:p>
      <text:p text:style-name="P29"><text:tab/> <text:s text:c="2"/>count = count + 1;</text:p>
      <text:p text:style-name="P29"><text:tab/>}</text:p>
      <text:p text:style-name="P29">c.<text:tab/>count = 1;</text:p>
      <text:p text:style-name="P29"><text:tab/>while( count &lt; 10 ) {</text:p>
      <text:p text:style-name="P29"><text:tab/> <text:s/>printf("%d\n", count);</text:p>
      <text:p text:style-name="P29"><text:tab/> <text:s/>count = count + 1;</text:p>
      <text:p text:style-name="P29"><text:tab/>}</text:p>
      <text:p text:style-name="P29">d. <text:tab/>count = 1;</text:p>
      <text:p text:style-name="P29"><text:tab/>while( count &lt;= 10 ) {</text:p>
      <text:p text:style-name="P29"><text:tab/> <text:s/>printf("%d\n", count);</text:p>
      <text:p text:style-name="P29"><text:tab/> <text:s/>count = count + 1;</text:p>
      <text:p text:style-name="P33"><text:span text:style-name="T21"><text:tab/></text:span><text:span text:style-name="T7">}</text:span></text:p>
      <text:p text:style-name="P27"/>
      <text:p text:style-name="P27">2. Die Anweisung, die die integer variable sum mit dem Wert 65 vergleicht, und falls die sum kleiner ist den text string "Sorry, try again" ausgibt, ist</text:p>
      <text:p text:style-name="P29">a. if( sum &lt; "65" )</text:p>
      <text:p text:style-name="P29"><text:tab/> <text:s text:c="2"/>printf("Sorry, try again" );</text:p>
      <text:p text:style-name="P29">b. if( sum &lt;= 65 )</text:p>
      <text:p text:style-name="P29"><text:tab/> <text:s text:c="2"/>printf("Sorry, try again" );</text:p>
      <text:p text:style-name="P29">c. if( 65 == sum )</text:p>
      <text:p text:style-name="P29"><text:tab/> <text:s text:c="2"/>printf("Sorry, try again" );</text:p>
      <text:p text:style-name="P29">d. if( sum &lt; 65 )</text:p>
      <text:p text:style-name="P29"><text:tab/> <text:s text:c="2"/>printf("Sorry, try again" );</text:p>
      <text:p text:style-name="P29"/>
      <text:p text:style-name="P27">4. Die Anweisung, die die variablen total und good_guess vergleicht und bei gleichheit den wert von total ausgibt, sonst den wert von good_guess, ist</text:p>
      <text:p text:style-name="P29">a. <text:tab/>if( total &lt; good_guess )</text:p>
      <text:p text:style-name="P29"><text:tab/> <text:s text:c="2"/>printf("%d", total );</text:p>
      <text:p text:style-name="P29"><text:tab/>else</text:p>
      <text:p text:style-name="P29"><text:tab/> <text:s text:c="2"/>printf("%d", good_guess );</text:p>
      <text:p text:style-name="P29">b. <text:tab/>if( total == good_guess )</text:p>
      <text:p text:style-name="P29"><text:tab/> <text:s text:c="2"/>printf("%d", good_guess );</text:p>
      <text:p text:style-name="P29"><text:tab/>else</text:p>
      <text:p text:style-name="P29"><text:tab/> <text:s text:c="2"/>printf("%d", total );</text:p>
      <text:p text:style-name="P29">c. <text:tab/>if( total = good_guess )</text:p>
      <text:p text:style-name="P29"><text:tab/> <text:s text:c="2"/>printf("%d", total );</text:p>
      <text:p text:style-name="P29"><text:tab/>else</text:p>
      <text:p text:style-name="P29"><text:soft-page-break/><text:tab/> <text:s text:c="2"/>printf("%d", good_guess );</text:p>
      <text:p text:style-name="P29">d. <text:tab/>if( total == good_guess )</text:p>
      <text:p text:style-name="P29"><text:tab/><text:file-name text:display="name-and-extension">c-array.odt</text:file-name> <text:s text:c="2"/>printf("%d", total );</text:p>
      <text:p text:style-name="P29"><text:tab/>else</text:p>
      <text:p text:style-name="P29"><text:tab/> <text:s text:c="2"/>printf("%d", good_guess );<text:line-break/></text:p>
      <text:h text:style-name="P44" text:outline-level="3"><text:bookmark-start text:name="__RefHeading__26536_735908501"/>Fragen: switch<text:bookmark-end text:name="__RefHeading__26536_735908501"/></text:h>
      <text:p text:style-name="P27">1. Die Anweisung, die prüft ob sum gleich 10 ist und total kleiner als 20. Wenn dem so ist, wird "incorrect." ausgegeben, ist</text:p>
      <text:p text:style-name="P27">a. <text:tab/>if( (sum = 10) &amp;&amp; (total &lt; 20) )</text:p>
      <text:p text:style-name="P33"><text:span text:style-name="T7"><text:tab/> <text:s text:c="2"/></text:span><text:span text:style-name="T21">printf("incorrect.");</text:span></text:p>
      <text:p text:style-name="P29">b. <text:tab/>if( (sum == 10) &amp;&amp; (total &lt; 20) )</text:p>
      <text:p text:style-name="P29"><text:tab/> <text:s text:c="2"/>printf("incorrect.");</text:p>
      <text:p text:style-name="P29">c. <text:tab/>if( (sum == 10) || (total &lt; 20) )</text:p>
      <text:p text:style-name="P33"><text:span text:style-name="T21"><text:tab/> <text:s text:c="2"/></text:span><text:span text:style-name="T7">printf("incorrect.");</text:span></text:p>
      <text:p text:style-name="P27"/>
      <text:p text:style-name="P27">2. Wenn <text:s/>flag den Wert 1 hat oder letter das Zeichen 'X' nicht enthält, dann soll exit_flag den Wert 0 erhalten ansonten soll exit_flag den Wert 1 erhalten</text:p>
      <text:p text:style-name="P29">a.<text:tab/>if( (flag = 1) || (letter != 'X') )</text:p>
      <text:p text:style-name="P33"><text:span text:style-name="T21"><text:tab/> <text:s text:c="2"/></text:span><text:span text:style-name="T7">exit_flag = 0;</text:span></text:p>
      <text:p text:style-name="P27"><text:tab/>else</text:p>
      <text:p text:style-name="P27"><text:tab/> <text:s text:c="2"/>exit_flag = 1;</text:p>
      <text:p text:style-name="P29">b. <text:tab/>if( (flag == 1) || (letter &lt;&gt; 'X') )</text:p>
      <text:p text:style-name="P33"><text:span text:style-name="T21"><text:tab/> <text:s text:c="2"/></text:span><text:span text:style-name="T7">exit_flag = 0;</text:span></text:p>
      <text:p text:style-name="P27"><text:tab/>else</text:p>
      <text:p text:style-name="P27"><text:tab/> <text:s text:c="2"/>exit_flag = 1;</text:p>
      <text:p text:style-name="P29">c. <text:tab/>if( (flag == 1) || (letter != 'X') )</text:p>
      <text:p text:style-name="P33"><text:span text:style-name="T21"><text:tab/> <text:s text:c="2"/></text:span><text:span text:style-name="T7">exit_flag = 0;</text:span></text:p>
      <text:p text:style-name="P27"><text:tab/>else</text:p>
      <text:p text:style-name="P27"><text:tab/> <text:s text:c="2"/>exit_flag = 1;</text:p>
      <text:p text:style-name="P27"/>
      <text:p text:style-name="P27">3. Änderunge <text:s/>folg. Anweisung durch ein switch statement</text:p>
      <text:p text:style-name="P33"><text:span text:style-name="T7"><text:tab/><text:tab/></text:span><text:span text:style-name="T21">if( letter == 'X' )</text:span></text:p>
      <text:p text:style-name="P29"><text:tab/><text:tab/><text:tab/>sum = 0;</text:p>
      <text:p text:style-name="P29"><text:tab/><text:tab/>else if ( letter == 'Z' )</text:p>
      <text:p text:style-name="P29"><text:tab/><text:tab/><text:tab/>valid_flag = 1;</text:p>
      <text:p text:style-name="P29"><text:tab/><text:tab/>else if( letter == 'A' )</text:p>
      <text:p text:style-name="P29"><text:tab/><text:tab/><text:tab/>sum = 1;</text:p>
      <text:p text:style-name="P29"><text:tab/><text:tab/>else</text:p>
      <text:p text:style-name="P29"><text:tab/><text:tab/><text:tab/>printf("Unknown letter --&gt;%c\n", letter );</text:p>
      <text:p text:style-name="P29"/>
      <text:p text:style-name="P29">a.<text:tab/>switch( letter ) {</text:p>
      <text:p text:style-name="P29"><text:tab/> <text:s text:c="2"/>case 'X' : sum = 0; break;</text:p>
      <text:p text:style-name="P29"><text:tab/> <text:s text:c="2"/>case 'Z' : valid_flag = 1; break;</text:p>
      <text:p text:style-name="P29"><text:tab/> <text:s text:c="2"/>case 'A' : sum = 1; break;</text:p>
      <text:p text:style-name="P29"><text:tab/> <text:s text:c="2"/>default <text:s/>: printf( "Unknown letter --&gt;%c\n", letter ); break;</text:p>
      <text:p text:style-name="P29"><text:tab/>}</text:p>
      <text:p text:style-name="P29"/>
      <text:p text:style-name="P29">b.<text:tab/>switch( letter ) {</text:p>
      <text:p text:style-name="P29"><text:tab/> <text:s text:c="2"/>case 'X' : sum = 0;</text:p>
      <text:p text:style-name="P29"><text:tab/> <text:s text:c="2"/>case 'Z' : valid_flag = 1;</text:p>
      <text:p text:style-name="P29"><text:tab/> <text:s text:c="2"/>case 'A' : sum = 1;</text:p>
      <text:p text:style-name="P29"><text:tab/> <text:s text:c="2"/>default <text:s/>: printf( "Unknown letter --&gt;%c\n", letter );</text:p>
      <text:p text:style-name="P29"><text:tab/>}</text:p>
      <text:p text:style-name="P29"/>
      <text:p text:style-name="P29">c.<text:tab/>switch( letter ) {</text:p>
      <text:p text:style-name="P29"><text:tab/> <text:s text:c="2"/>case "X" : sum = 0; break;</text:p>
      <text:p text:style-name="P29"><text:tab/> <text:s text:c="2"/>case "Z" : valid_flag = 1; break;</text:p>
      <text:p text:style-name="P29"><text:tab/> <text:s text:c="2"/>case "A" : sum = 1; break;</text:p>
      <text:p text:style-name="P29"><text:soft-page-break/><text:tab/> <text:s text:c="2"/>default <text:s/>: printf( "Unknown letter --&gt;%c\n", letter ); break;</text:p>
      <text:p text:style-name="P29"><text:tab/>}</text:p>
      <text:p text:style-name="P29"/>
      <text:h text:style-name="P44" text:outline-level="3"><text:bookmark-start text:name="__RefHeading__26538_735908501"/>Fragen: Array<text:bookmark-end text:name="__RefHeading__26538_735908501"/></text:h>
      <text:p text:style-name="P27">1. Die Anweisung, um eine 10 elementige Character-Vektor zu erzeugen, ist</text:p>
      <text:p text:style-name="P29">a. letters : char[10];</text:p>
      <text:p text:style-name="P29">b. char[10] letters;</text:p>
      <text:p text:style-name="P29">c. char letters[10];</text:p>
      <text:p text:style-name="P29">d. char array letters[0..9];</text:p>
      <text:p text:style-name="P29"/>
      <text:p text:style-name="P27">2. Weise das Zeichen Z dem 4. Element des Vektors letters zu</text:p>
      <text:p text:style-name="P27">a. letters[4] := "Z";</text:p>
      <text:p text:style-name="P27">b. letters[3] = 'Z';</text:p>
      <text:p text:style-name="P27">c. letters[3] = "Z";</text:p>
      <text:p text:style-name="P27">d. letters[4] = "Z";</text:p>
      <text:p text:style-name="P27"/>
      <text:p text:style-name="P27">3. Eine for schleife, die die summe aller Elemente des int-Vektors numbers (hat 5 Elemente) berechnet und der variablen total zuweist</text:p>
      <text:p text:style-name="P29">a.<text:tab/>for( loop = 0, total = 0; loop &gt;= 4; loop++ )</text:p>
      <text:p text:style-name="P29"><text:tab/><text:tab/>total = total + numbers[loop];</text:p>
      <text:p text:style-name="P29">b. <text:tab/>for( loop = 0, total = 0; loop &lt; 5; loop++ )</text:p>
      <text:p text:style-name="P29"><text:tab/><text:tab/>total = total + numbers[loop];</text:p>
      <text:p text:style-name="P29">c. <text:tab/>for( loop = 0, total = 0; loop &lt;= 5; loop++ )</text:p>
      <text:p text:style-name="P33"><text:span text:style-name="T21"><text:tab/><text:tab/></text:span><text:span text:style-name="T7">total = total + numbers[loop];</text:span></text:p>
      <text:p text:style-name="P27"/>
      <text:p text:style-name="P27">4. Definiere einen mehrdimensionalen float-Vektor namens balances mit 3 Zeilen und 5 <text:s/>Spalten</text:p>
      <text:p text:style-name="P29">a. float balances[3][5];</text:p>
      <text:p text:style-name="P29">b. balances[3][5] of float;</text:p>
      <text:p text:style-name="P29">c. float balances[5][3];</text:p>
      <text:p text:style-name="P29">d. array of float balances[0..2][0..5];</text:p>
      <text:p text:style-name="P29"/>
      <text:p text:style-name="P27">5. Schreibe eine for schleife, um alle elemente des in 4. definierten float-vektors (3 zeilen, 4 spalten) in die variable total aufzusummieren</text:p>
      <text:p text:style-name="P29">a. <text:tab/>for( row = 0, total = 0; row &lt; 3; row++ )</text:p>
      <text:p text:style-name="P29"><text:tab/><text:tab/>for( column = 0, total = 0; column &lt; 5; column++ )</text:p>
      <text:p text:style-name="P29"><text:tab/><text:tab/><text:tab/>total = total + balances[row][column];</text:p>
      <text:p text:style-name="P29">b. <text:tab/>for( row = 0, total = 0; row &lt; 3; row++ )</text:p>
      <text:p text:style-name="P29"><text:tab/><text:tab/>for( column = 0; column &lt; 5; column++ )</text:p>
      <text:p text:style-name="P29"><text:tab/><text:tab/><text:tab/>total = total + balances[row][column];</text:p>
      <text:p text:style-name="P29">c. <text:tab/>for( row = 0, total = 0; row &lt; 3; row++ )</text:p>
      <text:p text:style-name="P29"><text:tab/><text:tab/>for( column = 0; column &lt; row; column++ )</text:p>
      <text:p text:style-name="P29"><text:tab/><text:tab/><text:tab/>total = total + balances[row][column];</text:p>
      <text:p text:style-name="P29"/>
      <text:p text:style-name="P27">6. Initialisieren den char-vektor words mit dem Text: Hello.</text:p>
      <text:p text:style-name="P29">a. char words[10] = 'Hello';</text:p>
      <text:p text:style-name="P29">b. static char words[] = "Hello";</text:p>
      <text:p text:style-name="P29">c. static char words["hello"];</text:p>
      <text:p text:style-name="P29">d. static char words[] = { Hello };</text:p>
      <text:p text:style-name="P29"/>
      <text:p text:style-name="P27">7. Die Anweisung, um das 3. Element des int-Vektors totals auszugeben, lautet</text:p>
      <text:p text:style-name="P29">a. printf("%d\n", &amp;totals[3] );</text:p>
      <text:p text:style-name="P29">b. printf("%d\n", totals[3] );</text:p>
      <text:p text:style-name="P29">c. printf("%c\n", totals[2] );</text:p>
      <text:p text:style-name="P29">d. printf("%d\n", totals[2] );</text:p>
      <text:p text:style-name="P29"/>
      <text:p text:style-name="P27">8. Um mit printf statement einen char-vektor namens words auszugeben</text:p>
      <text:p text:style-name="P29">a. printf("%s\n", words);</text:p>
      <text:p text:style-name="P29">b. printf("%c\n", words);</text:p>
      <text:p text:style-name="P29"><text:soft-page-break/>c. printf("%d\n", words);</text:p>
      <text:p text:style-name="P29">d. printf("%s\n", words[2]);</text:p>
      <text:p text:style-name="P29"/>
      <text:p text:style-name="P27">9. Um einen String in den char-vektor namens words einzulesen</text:p>
      <text:p text:style-name="P29">a. scanf("%s\n", words);</text:p>
      <text:p text:style-name="P29">b. scanf(" %c", words);</text:p>
      <text:p text:style-name="P29">c. scanf("%c", words);</text:p>
      <text:p text:style-name="P27">d. scanf("%s", words);</text:p>
      <text:p text:style-name="P27"/>
      <text:p text:style-name="P27"/>
      <text:p text:style-name="P27">10. Schreibe eine for schleife, die 5 Zeichen liest (scanf) und in den char-Vektor word (beginnend bei 0) legt</text:p>
      <text:p text:style-name="P29">a.<text:tab/>for( loop = 0; loop &lt; 5; loop++ )</text:p>
      <text:p text:style-name="P29"><text:tab/><text:tab/>scanf("%c", &amp;words[loop] );</text:p>
      <text:p text:style-name="P29"/>
      <text:p text:style-name="P29">b.<text:tab/>for( loop = 0; loop &lt;= 5; loop++ )</text:p>
      <text:p text:style-name="P29"><text:tab/><text:tab/>scanf("%c", words );</text:p>
      <text:p text:style-name="P29"/>
      <text:p text:style-name="P29">c.<text:tab/>for( loop = 0; loop &lt; 5; loop++ )</text:p>
      <text:p text:style-name="P29"><text:tab/><text:tab/>scanf("%c", &amp;words[0] );</text:p>
      <text:p text:style-name="P33"/>
      <text:p text:style-name="P33"/>
      <text:h text:style-name="P42" text:outline-level="2"><text:bookmark-start text:name="__RefHeading__26548_735908501"/>Zusammenfassung<text:bookmark-end text:name="__RefHeading__26548_735908501"/></text:h>
      <text:p text:style-name="P2">Wir haben in diesem Kapitel die Grundlagen der Programmierung in C kennen gelernt. Dabei stand die Organisation der Daten (Datentypen, Operatoren, Ausdrücke) und die Möglichkeiten der Verarbeitungsschritte (Algorithmus, Anweisungen, Verzweigungen, Schleifen) im Vordergrund.</text:p>
      <text:p text:style-name="P2"/>
      <text:h text:style-name="P42" text:outline-level="2"><text:bookmark-start text:name="__RefHeading__26550_735908501"/>Ausblick<text:bookmark-end text:name="__RefHeading__26550_735908501"/></text:h>
      <text:p text:style-name="P2"><text:span text:style-name="Citation"><text:span text:style-name="T1">In den folgenden Kapiteln wollen wir die Organisation größerer Programme betrachten. Vor allem der Aspekt der Wiederverwendung von Programmteilen (Funktionen genannt) steht im Vordergrund.</text:span></text:span></text:p>
      <text:p text:style-name="P2"><text:span text:style-name="Citation"><text:span text:style-name="T1"/></text:span></text:p>
      <text:h text:style-name="P42" text:outline-level="2"><text:bookmark-start text:name="__RefHeading__26552_735908501"/><text:span text:style-name="Citation"><text:span text:style-name="T1">Anhang: Meine C-Referenz</text:span></text:span><text:bookmark-end text:name="__RefHeading__26552_735908501"/></text:h>
      <text:p text:style-name="P25"><text:span text:style-name="Citation"><text:span text:style-name="T1">int (%d), char(%c), float (%f), double (%lf), short (%d), long (%ld), <text:line-break/>unsigned int, unsigned long</text:span></text:span></text:p>
      <text:p text:style-name="P25"><text:span text:style-name="Citation"><text:span text:style-name="T1"/></text:span></text:p>
      <text:p text:style-name="P2"><text:span text:style-name="Citation"><text:span text:style-name="T1"/></text:span></text:p>
      <text:p text:style-name="P25"><text:span text:style-name="Citation"><text:span text:style-name="T1">%, ==, =, &lt;, &lt;=, !=, &gt;, &gt;=, &amp;&amp;, ||, !</text:span></text:span></text:p>
      <text:p text:style-name="P2"><text:span text:style-name="Citation"><text:span text:style-name="T1"/></text:span></text:p>
      <text:p text:style-name="P25"><text:span text:style-name="Citation"><text:span text:style-name="T1">printf("%d", zahl);<text:line-break/>scanf("%d", &amp;zahl);</text:span></text:span></text:p>
      <text:p text:style-name="P2"><text:span text:style-name="Citation"><text:span text:style-name="T1"/></text:span></text:p>
      <text:p text:style-name="P25"><text:span text:style-name="Citation"><text:span text:style-name="T1">do {</text:span></text:span></text:p>
      <text:p text:style-name="P25"><text:span text:style-name="Citation"><text:span text:style-name="T1"><text:tab/>scanf("%d", &amp;zahl);</text:span></text:span></text:p>
      <text:p text:style-name="P25"><text:span text:style-name="Citation"><text:span text:style-name="T1">}while (zahl &gt; 5);</text:span></text:span></text:p>
      <text:p text:style-name="P25"><text:span text:style-name="Citation"><text:span text:style-name="T1"/></text:span></text:p>
      <text:p text:style-name="P2"><text:span text:style-name="Citation"><text:span text:style-name="T1"/></text:span></text:p>
      <text:p text:style-name="P25"><text:soft-page-break/><text:span text:style-name="Citation"><text:span text:style-name="T1">if (3==zahl){</text:span></text:span></text:p>
      <text:p text:style-name="P25"><text:span text:style-name="Citation"><text:span text:style-name="T1"><text:tab/>printf("Das war 3");</text:span></text:span></text:p>
      <text:p text:style-name="P25"><text:span text:style-name="Citation"><text:span text:style-name="T1">}</text:span></text:span></text:p>
      <text:p text:style-name="P25"><text:span text:style-name="Citation"><text:span text:style-name="T1"/></text:span></text:p>
      <text:p text:style-name="P2"><text:span text:style-name="Citation"><text:span text:style-name="T1"/></text:span></text:p>
      <text:p text:style-name="P25"><text:span text:style-name="Citation"><text:span text:style-name="T1">if (3==zahl){</text:span></text:span></text:p>
      <text:p text:style-name="P25"><text:span text:style-name="Citation"><text:span text:style-name="T1"><text:tab/>printf("Das war 3");</text:span></text:span></text:p>
      <text:p text:style-name="P25"><text:span text:style-name="Citation"><text:span text:style-name="T1">}</text:span></text:span></text:p>
      <text:p text:style-name="P25"><text:span text:style-name="Citation"><text:span text:style-name="T1">else {</text:span></text:span></text:p>
      <text:p text:style-name="P25"><text:span text:style-name="Citation"><text:span text:style-name="T1"><text:tab/>printf("sonst");</text:span></text:span></text:p>
      <text:p text:style-name="P25"><text:span text:style-name="Citation"><text:span text:style-name="T1">}</text:span></text:span></text:p>
      <text:p text:style-name="P2"><text:span text:style-name="Citation"><text:span text:style-name="T1"/></text:span></text:p>
      <text:p text:style-name="P25"><text:span text:style-name="Citation"><text:span text:style-name="T1">if (3==zahl){</text:span></text:span></text:p>
      <text:p text:style-name="P25"><text:span text:style-name="Citation"><text:span text:style-name="T1"><text:tab/>printf("Das war 3");</text:span></text:span></text:p>
      <text:p text:style-name="P25"><text:span text:style-name="Citation"><text:span text:style-name="T1">}</text:span></text:span></text:p>
      <text:p text:style-name="P25"><text:span text:style-name="Citation"><text:span text:style-name="T1">else if (4==zahl){</text:span></text:span></text:p>
      <text:p text:style-name="P25"><text:span text:style-name="Citation"><text:span text:style-name="T1"><text:tab/>printf("Das war 4");</text:span></text:span></text:p>
      <text:p text:style-name="P25"><text:span text:style-name="Citation"><text:span text:style-name="T1">}</text:span></text:span></text:p>
      <text:p text:style-name="P25"><text:span text:style-name="Citation"><text:span text:style-name="T1">else {</text:span></text:span></text:p>
      <text:p text:style-name="P25"><text:span text:style-name="Citation"><text:span text:style-name="T1"><text:tab/>printf("sonst");</text:span></text:span></text:p>
      <text:p text:style-name="P25"><text:span text:style-name="Citation"><text:span text:style-name="T1">}</text:span></text:span></text:p>
      <text:p text:style-name="P2"><text:span text:style-name="Citation"><text:span text:style-name="T1"/></text:span></text:p>
      <text:p text:style-name="P25"><text:span text:style-name="Citation"><text:span text:style-name="T1">scanf("%d", &amp;zahl);</text:span></text:span></text:p>
      <text:p text:style-name="P25"><text:span text:style-name="Citation"><text:span text:style-name="T1">switch (zahl){</text:span></text:span></text:p>
      <text:p text:style-name="P25"><text:span text:style-name="Citation"><text:span text:style-name="T1"><text:tab/>case 1:</text:span></text:span></text:p>
      <text:p text:style-name="P25"><text:span text:style-name="Citation"><text:span text:style-name="T1"><text:tab/><text:tab/>printf("1 war das");</text:span></text:span></text:p>
      <text:p text:style-name="P25"><text:span text:style-name="Citation"><text:span text:style-name="T1"><text:tab/><text:tab/>break;</text:span></text:span></text:p>
      <text:p text:style-name="P25"><text:span text:style-name="Citation"><text:span text:style-name="T1"><text:tab/>case 2:</text:span></text:span></text:p>
      <text:p text:style-name="P25"><text:span text:style-name="Citation"><text:span text:style-name="T1"><text:tab/><text:tab/>printf("2 war das");</text:span></text:span></text:p>
      <text:p text:style-name="P25"><text:span text:style-name="Citation"><text:span text:style-name="T1"><text:tab/><text:tab/>break;</text:span></text:span></text:p>
      <text:p text:style-name="P25"><text:span text:style-name="Citation"><text:span text:style-name="T1"><text:tab/>default:</text:span></text:span></text:p>
      <text:p text:style-name="P25"><text:span text:style-name="Citation"><text:span text:style-name="T1"><text:tab/><text:tab/>printf("sonst");</text:span></text:span></text:p>
      <text:p text:style-name="P25"><text:span text:style-name="Citation"><text:span text:style-name="T1"><text:tab/><text:tab/>break;</text:span></text:span></text:p>
      <text:p text:style-name="P25"><text:span text:style-name="Citation"><text:span text:style-name="T1">}</text:span></text:span></text:p>
      <text:p text:style-name="P2"><text:span text:style-name="Citation"><text:span text:style-name="T1"/></text:span></text:p>
      <text:p text:style-name="P25"><text:span text:style-name="Citation"><text:span text:style-name="T1">for (i=0; i &lt; 10; i++){</text:span></text:span></text:p>
      <text:p text:style-name="P25"><text:span text:style-name="Citation"><text:span text:style-name="T1"><text:tab/>printf("%d", i);</text:span></text:span></text:p>
      <text:p text:style-name="P25"><text:span text:style-name="Citation"><text:span text:style-name="T1">}</text:span></text:span></text:p>
      <text:p text:style-name="P2"><text:span text:style-name="Citation"><text:span text:style-name="T1"/></text:span></text:p>
      <text:p text:style-name="P25"><text:span text:style-name="Citation"><text:span text:style-name="T1">i=0;</text:span></text:span></text:p>
      <text:p text:style-name="P25"><text:span text:style-name="Citation"><text:span text:style-name="T1">while(i &lt; 10){</text:span></text:span></text:p>
      <text:p text:style-name="P25"><text:span text:style-name="Citation"><text:span text:style-name="T1"><text:tab/>printf("%d", i);</text:span></text:span></text:p>
      <text:p text:style-name="P25"><text:span text:style-name="Citation"><text:span text:style-name="T1"><text:tab/>i++;</text:span></text:span></text:p>
      <text:p text:style-name="P25"><text:span text:style-name="Citation"><text:span text:style-name="T1">}</text:span></text:span></text:p>
      <text:p text:style-name="P2"><text:span text:style-name="Citation"><text:span text:style-name="T1"/></text:span></text:p>
      <text:p text:style-name="P25"><text:span text:style-name="Citation"><text:span text:style-name="T1">#define ANZ 10</text:span></text:span></text:p>
      <text:p text:style-name="P25"><text:span text:style-name="Citation"><text:span text:style-name="T1">int a[ANZ];</text:span></text:span></text:p>
      <text:p text:style-name="P25"><text:span text:style-name="Citation"><text:span text:style-name="T1">for (i=0; i &lt; ANZ; i++){</text:span></text:span></text:p>
      <text:p text:style-name="P25"><text:span text:style-name="Citation"><text:span text:style-name="T1"><text:tab/>scanf("%d", &amp;a[i]);</text:span></text:span></text:p>
      <text:p text:style-name="P25"><text:span text:style-name="Citation"><text:span text:style-name="T1">}</text:span></text:span></text:p>
      <text:p text:style-name="P25"><text:span text:style-name="Citation"><text:span text:style-name="T1"/></text:span></text:p>
      <text:p text:style-name="P25"><text:span text:style-name="Citation"><text:span text:style-name="T1"/></text:span></text:p>
      <text:p text:style-name="P33"><text:span text:style-name="Citation"><text:span text:style-name="T1"/></text:span></text:p>
      <text:h text:style-name="P43" text:outline-level="2"><text:bookmark-start text:name="__RefHeading__6198_391918900"/>+Zusätzliche Aufgabensammlung<text:bookmark-end text:name="__RefHeading__6198_391918900"/></text:h>
      <text:p text:style-name="P33">Verfassen Sie Struktogramme und C-Lösungen:</text:p>
      <text:p text:style-name="P33"/>
      <text:p text:style-name="P33">1.Für drei Einzelwiderstände (R1, R2, R3) ist der Gesamtwiderstand RGES zu bestimmen. Die Werte sind über Tastatur einzugeben. Der Gesamtwiderstand ist für die Fälle</text:p>
      <text:p text:style-name="P33">a) Reihenschaltung b) Parallelschaltung zu bestimmen und über Bildschirm auszugeben.</text:p>
      <text:p text:style-name="P33"/>
      <text:p text:style-name="P33">2.Ein Stein fällt aus einer Höhe (s) auf die Erde. Die Höhe s ist über Tastatur (in m) einzugeben. Bestimmen Sie unter Vernachlässigung des Luftwiderstandes die Aufprallgeschwindigkeit v. Geben Sie die Geschwindigkeit in m/s und in km/h auf Bildschirm aus !</text:p>
      <text:p text:style-name="P33"/>
      <text:p text:style-name="P33">3.Es sind 2 reelle Zahlen a und b über Tastatur einzugeben. Bestimmen Sie deren Summe a+b, deren Produkt a*b und das arithmetische Mittel (a*b)/2. Geben Sie die Ergebnisse über BS aus<text:line-break/></text:p>
      <text:p text:style-name="P33">4.Vergleichen Sie die beiden reellen Zahlen aus Aufgabe 3! Für den Fall a&gt;b wird auf Bildschirm ausgegeben :</text:p>
      <text:p text:style-name="P33">"größer", für den Fall a&lt;b: "kleiner", für den Fall a=b: "gleich".</text:p>
      <text:p text:style-name="P33"><text:line-break/>5.Über Tastatur wird eine ganze Zahl n eingegeben. Auf BS wird abhängig von der Tastatureingabe ausgegeben</text:p>
      <text:p text:style-name="P33">: Für n=1 -&gt; "Rot"; für n=2 -&gt; "Gelb", für n=3 -&gt; "Grün", für alle anderen -&gt; "Fehler!".</text:p>
      <text:p text:style-name="P33"/>
      <text:p text:style-name="P33">6.Über Tastatur ist ein Winkelwert a (in Grad) einzugeben. Berechnen Sie die Winkelfunktionen sin a, cos a, tan a, cot a und geben Sie die Ergebnisse mit genau 4 Nachkommastellen über BS aus !</text:p>
      <text:p text:style-name="P33"/>
      <text:p text:style-name="P33">7.Geben Sie über Bildschirm alle Werte n! (n fakultät) für n=1,...,32 aus!</text:p>
      <text:p text:style-name="P33"/>
      <text:p text:style-name="P33">8.Über Tastatur wird eine natürliche Zahl n eingegeben. Schreiben Sie auf BS n mal das Wort "Info" aus!</text:p>
      <text:p text:style-name="P33"/>
      <text:p text:style-name="P33">9.Schreiben Sie 10 natürliche Zufallszahlen zwischen 1 und 49 auf dem Bildschirm aus!</text:p>
      <text:p text:style-name="P33"/>
      <text:p text:style-name="P33">10.Sichern Sie bei den Zufallszahlen nach Aufgabe 9 ab, daß keine der Zahlen mehrfach auftritt!</text:p>
      <text:p text:style-name="P33"/>
      <text:p text:style-name="P33">11.Fragen Sie den Bediener nach seinem Namen und schreiben Sie einen Satz auf BS, der zufällig aus einer Liste eine gute und eine schlechte menschliche Eigenschaft wählt. z.B.: Susanne, Du bist lieb, aber ziemlich geizig! Wenn der Bediener die Frage nach dem Namen mit der Eingabetaste beantwortet, endet die Programmbearbeitung.</text:p>
      <text:p text:style-name="P33"/>
      <text:p text:style-name="P33">12.Es sind nacheinander 10 reelle Zahlen über Tastatur einzugeben. Geben Sie über Bildschirm die Summe und das arithmetische Mittel der eingegebenen Zahlen aus !</text:p>
      <text:p text:style-name="P33"/>
      <text:p text:style-name="P33">13.Geben Sie für die 10 reellen Zahlen aus Aufgabe 12 zusätzlich die größte und die kleinste eingegebene (Maximum und Minimum) reelle Zahl auf Bildschirm aus !</text:p>
      <text:p text:style-name="P33"/>
      <text:p text:style-name="P33">14.Die Schüler einer Klasse geben nacheinander ihre Alter (a1...an) in Jahren über Tastatur ein. Nach Eingabe des letzten Alterswertes wird zur Endeerkennung 0 eingegeben. Es ist das Alter des ältesten, das des jüngsten Schülers und das arithmetische Mittel der Lebensalter aller Schüler der Klasse zu ermitteln und über Bildschirm auszugeben.</text:p>
      <text:p text:style-name="P33"/>
      <text:p text:style-name="P33">15.Es sind endlos etwa pro Sekunde je ein *-Zeichen auszuschreiben. Ende bei Eingabe eines „*“.</text:p>
      <text:p text:style-name="P33"/>
      <text:p text:style-name="P33">16.Nennen Sie den jeweils größten und den kleinsten darstellbaren Wert des angegebenen Datentyps: a) char <text:span text:style-name="T7">b) unsigned long c) double d) long double</text:span></text:p>
      <text:p text:style-name="P27"/>
      <text:p text:style-name="P33">17.Lokalisieren Sie die Fehler in folgenden C-Zeilen. Wie reagiert der Compiler?</text:p>
      <text:p text:style-name="P33"><text:soft-page-break/>(1) int a, b, c; d;<text:tab/><text:tab/><text:tab/><text:tab/> (5) c = ‘Hallo’, d= c, e = 1234567;</text:p>
      <text:p text:style-name="P29">(2) float staßenname, pi = 3,14159;<text:tab/> (6) long char x;</text:p>
      <text:p text:style-name="P33">(3) unsigned float lichtjahr; <text:tab/><text:tab/> (7) long xxx /*ganz_lange_zahl;</text:p>
      <text:p text:style-name="P30">(4) unsigned x, y = 4, z = y; <text:tab/><text:tab/> (8) int k++ = 2;</text:p>
      <text:p text:style-name="P30"/>
      <text:p text:style-name="P33">18.Erproben Sie praktisch folgendes Fragment und beseitigen Sie alle Fehler:</text:p>
      <text:p text:style-name="P33">(1) int Maß1 = 4; (2) PI = 3,14; (3) printf(„Umfang = %f mal %d\n“, Maß1, PI);<text:line-break/></text:p>
      <text:p text:style-name="P33">19.Setzen Sie in folgenden Ausdrücken die Klammern so, dass die automatischen Vorrangregeln sichtbar werden.</text:p>
      <text:p text:style-name="P33">Bestimmen Sie die Ergebnisse! Es gilt: int w=0, x=2, k, z=25; float y=3.14, v;</text:p>
      <text:p text:style-name="P30">(1) v = y + z * w; (3) v = x + x == x * x; (5) v = x / y != z; (7) v = x + w &amp; x * z;</text:p>
      <text:p text:style-name="P30">(2) k = !z &amp; x | z; (4) v = x &lt; y != z &gt; x; (6) v = x + y / x - y; (8) v = x ? y : w ? z : w;<text:line-break/></text:p>
      <text:p text:style-name="P33">20.Worin besteht der prinzipielle Unterschied von while und do while-Konstruktionen?</text:p>
      <text:p text:style-name="P33"/>
      <text:p text:style-name="P33">21.Es gelte: int x = 0; Wie groß ist x nach Abarbeitung der Programmstücke? <text:span text:style-name="T21">(Ohne Rechner!)</text:span></text:p>
      <text:p text:style-name="P29">a) for (i = 1; i &lt; 5; i++) x++; <text:tab/><text:tab/></text:p>
      <text:p text:style-name="P29">b) for (i = 25; i &gt;= 3; i--) x++;</text:p>
      <text:p text:style-name="P29">c) for(i = 1; i &lt;= 2; i++) for(j=i; j &lt;= 3; j++) for(k=j; k &lt;=4; k++) x++;</text:p>
      <text:p text:style-name="P29">d) for(i = 1; i &lt;= 10; i++) while (x &lt;= i) x++;</text:p>
      <text:p text:style-name="P29">e) for(i = 10; i &gt; 3; i--) do for (j=i; j &lt;= 5; j++) x++; while ( i &lt; x );</text:p>
      <text:p text:style-name="P29"/>
      <text:p text:style-name="P33">22.Wo ist die Verletzung der Prinzipien der strukturierten Programmierung: while (x&lt;y) goto fehler;</text:p>
      <text:p text:style-name="P33"/>
      <text:p text:style-name="P33">23.Bestimmen Sie den Unterschied: </text:p>
      <text:p text:style-name="P27">(a) for(i=1;i&lt;=9;i++) x++; x++; </text:p>
      <text:p text:style-name="P27">(b) for(i=1;i&lt;=9;i++){x++; x++};</text:p>
      <text:p text:style-name="P27"/>
      <text:p text:style-name="P33">24.Geben Sie eine natürliche Zahl ein und speichern Sie diese als unsigned int n! Bestimmen Sie die Stellung des Bits 5 und 7 bei der Speicherung dieser Zahl! (Das niederwertigste Bit ist das Bit 0.)</text:p>
      <text:p text:style-name="P33"/>
      <text:p text:style-name="P33">25.Geben Sie eine natürliche Zahl ein und speichern Sie diese als unsigned int n! Teilen Sie mit einem Verschiebeoperator diese Zahl durch 2 und bestimmen Sie mit dem ?-Operator den Divisionsrest mit “1“ oder “0“!</text:p>
      <text:p text:style-name="P33"/>
      <text:p text:style-name="P33">26. Schreiben sie ein Programm das sie auffordert 2 Zahlen einzugeben. Ausgeben soll das Programm die beiden Zahlen in der Reihenfolge, die kleinste Zahl zuerst. <text:line-break/><text:line-break/>27. Schreiben sie ein Programm das sie auffordert 3 Buchstaben einzugeben. Und diese nach Alphabet sortiert. Das heißt wenn sie 'C','A' und 'B' eingeben soll ihr Programm 'A' , 'B' , 'C' ausgeben. Benutzen sie dazu den Befehl 'fflush(stdin)'. Der Grund: Wenn sie zum Beispiel den Buchstaben 'A' eingeben und Enter drücken, kann es passieren das ihnen dieses <text:span text:style-name="T35">Enter</text:span> im Tastaturpuffer bleibt. Dann wird dieses <text:span text:style-name="T35">Enter</text:span> ('\n') eben auch mitsortiert. Das wollen wir aber nicht. Kurz, mit 'fflush' wird der Tastaturpuffer geleert. Schnell ein Beispiel wie sie 'fflush(stdin)' benutzen. Sollte das auch nicht funktionieren, lesen sie bitte das Kapitel scanf durch. Dort wird auf diese Problem und Lösungsmöglichkeiten eingegangen.</text:p>
      <text:p text:style-name="P27"><text:span text:style-name="Citation"><text:span text:style-name="T2"><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monospace"/>
    <style:font-face style:name="StarSymbol" svg:font-family="StarSymbol"/>
    <style:font-face style:name="Tahoma1" svg:font-family="Tahoma"/>
    <style:font-face style:name="Verdana" svg:font-family="Verdana"/>
    <style:font-face style:name="Verdana4" svg:font-family="Verdana, 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WW-Absatz-Standardschriftart" style:family="text">
      <style:text-properties fo:language="de" fo:country="DE"/>
    </style:style>
    <style:style style:name="Strong_20_Emphasis" style:display-name="Strong Emphasis" style:family="text" style:parent-style-name="WW-Absatz-Standardschriftar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c-array</text:file-name><text:tab/>Arbeitsunterlage</text:p>
      </style:header>
      <style:footer>
        <text:p text:style-name="Footer">Informatik<text:tab/><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4-03-03T23:15:07.239373324</meta:creation-date>
    <meta:editing-cycles>4</meta:editing-cycles>
    <meta:editing-duration>PT1M44S</meta:editing-duration>
    <dc:date>2014-11-03T19:48:30.406072920</dc:date>
    <dc:creator>hofmann </dc:creator>
    <meta:document-statistic meta:table-count="1" meta:image-count="0" meta:object-count="0" meta:page-count="20" meta:paragraph-count="731" meta:word-count="4662" meta:character-count="28669" meta:non-whitespace-character-count="23976"/>
    <meta:user-defined meta:name="Info 1"/>
    <meta:user-defined meta:name="Info 2"/>
    <meta:user-defined meta:name="Info 3"/>
    <meta:user-defined meta:name="Info 4"/>
    <meta:template xlink:type="simple" xlink:actuate="onRequest" xlink:title="arbeitsunterlage" xlink:href="../../../../../../htl/ab/meineVorlagen/arbeitsunterlage.ott" meta:date="2014-03-03T23:15:06.878531267"/>
  </office:meta>
</office:document-meta>
</file>